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_A" table:style-name="ta1">
        <table:shapes>
          <draw:frame draw:z-index="0" draw:style-name="gr1" draw:text-style-name="P1" svg:width="46.595cm" svg:height="26.182cm" svg:x="7.091cm" svg:y="0.325cm">
            <draw:object draw:notify-on-update-of-ranges="27_A.A1:27_A.A1 27_A.A2:27_A.A216 27_A.B1:27_A.B1 27_A.B2:27_A.B2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.2924002362829" calcext:value-type="float">
            <text:p>18,2924002362829</text:p>
          </table:table-cell>
          <table:table-cell office:value-type="float" office:value="95.7255313258452" calcext:value-type="float">
            <text:p>95,7255313258452</text:p>
          </table:table-cell>
        </table:table-row>
        <table:table-row table:style-name="ro1">
          <table:table-cell office:value-type="float" office:value="67.4576859778712" calcext:value-type="float">
            <text:p>67,4576859778712</text:p>
          </table:table-cell>
          <table:table-cell office:value-type="float" office:value="84.9125033245346" calcext:value-type="float">
            <text:p>84,9125033245346</text:p>
          </table:table-cell>
        </table:table-row>
        <table:table-row table:style-name="ro1">
          <table:table-cell office:value-type="float" office:value="21.3163446771007" calcext:value-type="float">
            <text:p>21,3163446771007</text:p>
          </table:table-cell>
          <table:table-cell office:value-type="float" office:value="95.7193394030469" calcext:value-type="float">
            <text:p>95,7193394030469</text:p>
          </table:table-cell>
        </table:table-row>
        <table:table-row table:style-name="ro1">
          <table:table-cell office:value-type="float" office:value="64.6080607279406" calcext:value-type="float">
            <text:p>64,6080607279406</text:p>
          </table:table-cell>
          <table:table-cell office:value-type="float" office:value="84.6392377942624" calcext:value-type="float">
            <text:p>84,6392377942624</text:p>
          </table:table-cell>
        </table:table-row>
        <table:table-row table:style-name="ro1">
          <table:table-cell office:value-type="float" office:value="21.0921765223359" calcext:value-type="float">
            <text:p>21,0921765223359</text:p>
          </table:table-cell>
          <table:table-cell office:value-type="float" office:value="96.8970407653503" calcext:value-type="float">
            <text:p>96,8970407653503</text:p>
          </table:table-cell>
        </table:table-row>
        <table:table-row table:style-name="ro1">
          <table:table-cell office:value-type="float" office:value="69.2085524800817" calcext:value-type="float">
            <text:p>69,2085524800817</text:p>
          </table:table-cell>
          <table:table-cell office:value-type="float" office:value="84.9024933746084" calcext:value-type="float">
            <text:p>84,9024933746084</text:p>
          </table:table-cell>
        </table:table-row>
        <table:table-row table:style-name="ro1">
          <table:table-cell office:value-type="float" office:value="69.5021310127496" calcext:value-type="float">
            <text:p>69,5021310127496</text:p>
          </table:table-cell>
          <table:table-cell office:value-type="float" office:value="85.2040814426439" calcext:value-type="float">
            <text:p>85,2040814426439</text:p>
          </table:table-cell>
        </table:table-row>
        <table:table-row table:style-name="ro1">
          <table:table-cell office:value-type="float" office:value="16.8677316660599" calcext:value-type="float">
            <text:p>16,8677316660599</text:p>
          </table:table-cell>
          <table:table-cell office:value-type="float" office:value="98.3353829661483" calcext:value-type="float">
            <text:p>98,3353829661483</text:p>
          </table:table-cell>
        </table:table-row>
        <table:table-row table:style-name="ro1">
          <table:table-cell office:value-type="float" office:value="67.6186799718604" calcext:value-type="float">
            <text:p>67,6186799718604</text:p>
          </table:table-cell>
          <table:table-cell office:value-type="float" office:value="87.1468938662271" calcext:value-type="float">
            <text:p>87,1468938662271</text:p>
          </table:table-cell>
        </table:table-row>
        <table:table-row table:style-name="ro1">
          <table:table-cell office:value-type="float" office:value="68.9897476600298" calcext:value-type="float">
            <text:p>68,9897476600298</text:p>
          </table:table-cell>
          <table:table-cell office:value-type="float" office:value="85.0841177446337" calcext:value-type="float">
            <text:p>85,0841177446337</text:p>
          </table:table-cell>
        </table:table-row>
        <table:table-row table:style-name="ro1">
          <table:table-cell office:value-type="float" office:value="67.265454086823" calcext:value-type="float">
            <text:p>67,265454086823</text:p>
          </table:table-cell>
          <table:table-cell office:value-type="float" office:value="84.9912131981757" calcext:value-type="float">
            <text:p>84,9912131981757</text:p>
          </table:table-cell>
        </table:table-row>
        <table:table-row table:style-name="ro1">
          <table:table-cell office:value-type="float" office:value="68.5405806054504" calcext:value-type="float">
            <text:p>68,5405806054504</text:p>
          </table:table-cell>
          <table:table-cell office:value-type="float" office:value="86.2501184058947" calcext:value-type="float">
            <text:p>86,2501184058947</text:p>
          </table:table-cell>
        </table:table-row>
        <table:table-row table:style-name="ro1">
          <table:table-cell office:value-type="float" office:value="64.7399732467038" calcext:value-type="float">
            <text:p>64,7399732467038</text:p>
          </table:table-cell>
          <table:table-cell office:value-type="float" office:value="87.4350964913759" calcext:value-type="float">
            <text:p>87,4350964913759</text:p>
          </table:table-cell>
        </table:table-row>
        <table:table-row table:style-name="ro1">
          <table:table-cell office:value-type="float" office:value="69.0947878138529" calcext:value-type="float">
            <text:p>69,0947878138529</text:p>
          </table:table-cell>
          <table:table-cell office:value-type="float" office:value="84.876308122339" calcext:value-type="float">
            <text:p>84,876308122339</text:p>
          </table:table-cell>
        </table:table-row>
        <table:table-row table:style-name="ro1">
          <table:table-cell office:value-type="float" office:value="22.0834835859034" calcext:value-type="float">
            <text:p>22,0834835859034</text:p>
          </table:table-cell>
          <table:table-cell office:value-type="float" office:value="97.8885620616161" calcext:value-type="float">
            <text:p>97,8885620616161</text:p>
          </table:table-cell>
        </table:table-row>
        <table:table-row table:style-name="ro1">
          <table:table-cell office:value-type="float" office:value="68.4248811606275" calcext:value-type="float">
            <text:p>68,4248811606275</text:p>
          </table:table-cell>
          <table:table-cell office:value-type="float" office:value="85.2215267691635" calcext:value-type="float">
            <text:p>85,2215267691635</text:p>
          </table:table-cell>
        </table:table-row>
        <table:table-row table:style-name="ro1">
          <table:table-cell office:value-type="float" office:value="64.6684950745131" calcext:value-type="float">
            <text:p>64,6684950745131</text:p>
          </table:table-cell>
          <table:table-cell office:value-type="float" office:value="85.96485991667" calcext:value-type="float">
            <text:p>85,96485991667</text:p>
          </table:table-cell>
        </table:table-row>
        <table:table-row table:style-name="ro1">
          <table:table-cell office:value-type="float" office:value="17.8433894986194" calcext:value-type="float">
            <text:p>17,8433894986194</text:p>
          </table:table-cell>
          <table:table-cell office:value-type="float" office:value="98.2448864120337" calcext:value-type="float">
            <text:p>98,2448864120337</text:p>
          </table:table-cell>
        </table:table-row>
        <table:table-row table:style-name="ro1">
          <table:table-cell office:value-type="float" office:value="69.1679306699998" calcext:value-type="float">
            <text:p>69,1679306699998</text:p>
          </table:table-cell>
          <table:table-cell office:value-type="float" office:value="87.1503894055141" calcext:value-type="float">
            <text:p>87,1503894055141</text:p>
          </table:table-cell>
        </table:table-row>
        <table:table-row table:style-name="ro1">
          <table:table-cell office:value-type="float" office:value="64.5804614554836" calcext:value-type="float">
            <text:p>64,5804614554836</text:p>
          </table:table-cell>
          <table:table-cell office:value-type="float" office:value="85.2193163995193" calcext:value-type="float">
            <text:p>85,2193163995193</text:p>
          </table:table-cell>
        </table:table-row>
        <table:table-row table:style-name="ro1">
          <table:table-cell office:value-type="float" office:value="19.794423740791" calcext:value-type="float">
            <text:p>19,794423740791</text:p>
          </table:table-cell>
          <table:table-cell office:value-type="float" office:value="96.3746185336301" calcext:value-type="float">
            <text:p>96,3746185336301</text:p>
          </table:table-cell>
        </table:table-row>
        <table:table-row table:style-name="ro1">
          <table:table-cell office:value-type="float" office:value="19.1953896904553" calcext:value-type="float">
            <text:p>19,1953896904553</text:p>
          </table:table-cell>
          <table:table-cell office:value-type="float" office:value="97.9469965887751" calcext:value-type="float">
            <text:p>97,9469965887751</text:p>
          </table:table-cell>
        </table:table-row>
        <table:table-row table:style-name="ro1">
          <table:table-cell office:value-type="float" office:value="66.8852016329926" calcext:value-type="float">
            <text:p>66,8852016329926</text:p>
          </table:table-cell>
          <table:table-cell office:value-type="float" office:value="87.1760549638369" calcext:value-type="float">
            <text:p>87,1760549638369</text:p>
          </table:table-cell>
        </table:table-row>
        <table:table-row table:style-name="ro1">
          <table:table-cell office:value-type="float" office:value="19.3797918838775" calcext:value-type="float">
            <text:p>19,3797918838775</text:p>
          </table:table-cell>
          <table:table-cell office:value-type="float" office:value="98.8620803392424" calcext:value-type="float">
            <text:p>98,8620803392424</text:p>
          </table:table-cell>
        </table:table-row>
        <table:table-row table:style-name="ro1">
          <table:table-cell office:value-type="float" office:value="18.7194154271227" calcext:value-type="float">
            <text:p>18,7194154271227</text:p>
          </table:table-cell>
          <table:table-cell office:value-type="float" office:value="97.006382668947" calcext:value-type="float">
            <text:p>97,006382668947</text:p>
          </table:table-cell>
        </table:table-row>
        <table:table-row table:style-name="ro1">
          <table:table-cell office:value-type="float" office:value="69.7013400659037" calcext:value-type="float">
            <text:p>69,7013400659037</text:p>
          </table:table-cell>
          <table:table-cell office:value-type="float" office:value="87.255815328334" calcext:value-type="float">
            <text:p>87,255815328334</text:p>
          </table:table-cell>
        </table:table-row>
        <table:table-row table:style-name="ro1">
          <table:table-cell office:value-type="float" office:value="64.8692210894082" calcext:value-type="float">
            <text:p>64,8692210894082</text:p>
          </table:table-cell>
          <table:table-cell office:value-type="float" office:value="86.1748372666472" calcext:value-type="float">
            <text:p>86,1748372666472</text:p>
          </table:table-cell>
        </table:table-row>
        <table:table-row table:style-name="ro1">
          <table:table-cell office:value-type="float" office:value="67.7834064927362" calcext:value-type="float">
            <text:p>67,7834064927362</text:p>
          </table:table-cell>
          <table:table-cell office:value-type="float" office:value="86.350726114355" calcext:value-type="float">
            <text:p>86,350726114355</text:p>
          </table:table-cell>
        </table:table-row>
        <table:table-row table:style-name="ro1">
          <table:table-cell office:value-type="float" office:value="19.0558766165652" calcext:value-type="float">
            <text:p>19,0558766165652</text:p>
          </table:table-cell>
          <table:table-cell office:value-type="float" office:value="97.8062616062491" calcext:value-type="float">
            <text:p>97,8062616062491</text:p>
          </table:table-cell>
        </table:table-row>
        <table:table-row table:style-name="ro1">
          <table:table-cell office:value-type="float" office:value="20.4761840833213" calcext:value-type="float">
            <text:p>20,4761840833213</text:p>
          </table:table-cell>
          <table:table-cell office:value-type="float" office:value="97.6479749150365" calcext:value-type="float">
            <text:p>97,6479749150365</text:p>
          </table:table-cell>
        </table:table-row>
        <table:table-row table:style-name="ro1">
          <table:table-cell office:value-type="float" office:value="22.5275324873084" calcext:value-type="float">
            <text:p>22,5275324873084</text:p>
          </table:table-cell>
          <table:table-cell office:value-type="float" office:value="98.4468503270668" calcext:value-type="float">
            <text:p>98,4468503270668</text:p>
          </table:table-cell>
        </table:table-row>
        <table:table-row table:style-name="ro1">
          <table:table-cell office:value-type="float" office:value="69.4549978134299" calcext:value-type="float">
            <text:p>69,4549978134299</text:p>
          </table:table-cell>
          <table:table-cell office:value-type="float" office:value="86.1453680373472" calcext:value-type="float">
            <text:p>86,1453680373472</text:p>
          </table:table-cell>
        </table:table-row>
        <table:table-row table:style-name="ro1">
          <table:table-cell office:value-type="float" office:value="66.3033784430962" calcext:value-type="float">
            <text:p>66,3033784430962</text:p>
          </table:table-cell>
          <table:table-cell office:value-type="float" office:value="86.2811101759018" calcext:value-type="float">
            <text:p>86,2811101759018</text:p>
          </table:table-cell>
        </table:table-row>
        <table:table-row table:style-name="ro1">
          <table:table-cell office:value-type="float" office:value="67.3804910893487" calcext:value-type="float">
            <text:p>67,3804910893487</text:p>
          </table:table-cell>
          <table:table-cell office:value-type="float" office:value="86.0209293261936" calcext:value-type="float">
            <text:p>86,0209293261936</text:p>
          </table:table-cell>
        </table:table-row>
        <table:table-row table:style-name="ro1">
          <table:table-cell office:value-type="float" office:value="64.5694189048149" calcext:value-type="float">
            <text:p>64,5694189048149</text:p>
          </table:table-cell>
          <table:table-cell office:value-type="float" office:value="84.6230423999126" calcext:value-type="float">
            <text:p>84,6230423999126</text:p>
          </table:table-cell>
        </table:table-row>
        <table:table-row table:style-name="ro1">
          <table:table-cell office:value-type="float" office:value="18.3508747192323" calcext:value-type="float">
            <text:p>18,3508747192323</text:p>
          </table:table-cell>
          <table:table-cell office:value-type="float" office:value="95.9498049239953" calcext:value-type="float">
            <text:p>95,9498049239953</text:p>
          </table:table-cell>
        </table:table-row>
        <table:table-row table:style-name="ro1">
          <table:table-cell office:value-type="float" office:value="18.7807462200971" calcext:value-type="float">
            <text:p>18,7807462200971</text:p>
          </table:table-cell>
          <table:table-cell office:value-type="float" office:value="96.7005409437582" calcext:value-type="float">
            <text:p>96,7005409437582</text:p>
          </table:table-cell>
        </table:table-row>
        <table:table-row table:style-name="ro1">
          <table:table-cell office:value-type="float" office:value="67.9671632431507" calcext:value-type="float">
            <text:p>67,9671632431507</text:p>
          </table:table-cell>
          <table:table-cell office:value-type="float" office:value="87.7816950835023" calcext:value-type="float">
            <text:p>87,7816950835023</text:p>
          </table:table-cell>
        </table:table-row>
        <table:table-row table:style-name="ro1">
          <table:table-cell office:value-type="float" office:value="20.8999351929248" calcext:value-type="float">
            <text:p>20,8999351929248</text:p>
          </table:table-cell>
          <table:table-cell office:value-type="float" office:value="98.9413399186423" calcext:value-type="float">
            <text:p>98,9413399186423</text:p>
          </table:table-cell>
        </table:table-row>
        <table:table-row table:style-name="ro1">
          <table:table-cell office:value-type="float" office:value="20.4654137588669" calcext:value-type="float">
            <text:p>20,4654137588669</text:p>
          </table:table-cell>
          <table:table-cell office:value-type="float" office:value="97.0435992672199" calcext:value-type="float">
            <text:p>97,0435992672199</text:p>
          </table:table-cell>
        </table:table-row>
        <table:table-row table:style-name="ro1">
          <table:table-cell office:value-type="float" office:value="19.4202350669742" calcext:value-type="float">
            <text:p>19,4202350669742</text:p>
          </table:table-cell>
          <table:table-cell office:value-type="float" office:value="97.9103574131428" calcext:value-type="float">
            <text:p>97,9103574131428</text:p>
          </table:table-cell>
        </table:table-row>
        <table:table-row table:style-name="ro1">
          <table:table-cell office:value-type="float" office:value="18.5134976781535" calcext:value-type="float">
            <text:p>18,5134976781535</text:p>
          </table:table-cell>
          <table:table-cell office:value-type="float" office:value="97.1337359798595" calcext:value-type="float">
            <text:p>97,1337359798595</text:p>
          </table:table-cell>
        </table:table-row>
        <table:table-row table:style-name="ro1">
          <table:table-cell office:value-type="float" office:value="19.667488399327" calcext:value-type="float">
            <text:p>19,667488399327</text:p>
          </table:table-cell>
          <table:table-cell office:value-type="float" office:value="98.2281595409154" calcext:value-type="float">
            <text:p>98,2281595409154</text:p>
          </table:table-cell>
        </table:table-row>
        <table:table-row table:style-name="ro1">
          <table:table-cell office:value-type="float" office:value="69.3205276151661" calcext:value-type="float">
            <text:p>69,3205276151661</text:p>
          </table:table-cell>
          <table:table-cell office:value-type="float" office:value="84.5421291220355" calcext:value-type="float">
            <text:p>84,5421291220355</text:p>
          </table:table-cell>
        </table:table-row>
        <table:table-row table:style-name="ro1">
          <table:table-cell office:value-type="float" office:value="68.1312015578014" calcext:value-type="float">
            <text:p>68,1312015578014</text:p>
          </table:table-cell>
          <table:table-cell office:value-type="float" office:value="86.0434511579242" calcext:value-type="float">
            <text:p>86,0434511579242</text:p>
          </table:table-cell>
        </table:table-row>
        <table:table-row table:style-name="ro1">
          <table:table-cell office:value-type="float" office:value="22.5013809703995" calcext:value-type="float">
            <text:p>22,5013809703995</text:p>
          </table:table-cell>
          <table:table-cell office:value-type="float" office:value="96.8900224021996" calcext:value-type="float">
            <text:p>96,8900224021996</text:p>
          </table:table-cell>
        </table:table-row>
        <table:table-row table:style-name="ro1">
          <table:table-cell office:value-type="float" office:value="19.0023988932889" calcext:value-type="float">
            <text:p>19,0023988932889</text:p>
          </table:table-cell>
          <table:table-cell office:value-type="float" office:value="96.721480605873" calcext:value-type="float">
            <text:p>96,721480605873</text:p>
          </table:table-cell>
        </table:table-row>
        <table:table-row table:style-name="ro1">
          <table:table-cell office:value-type="float" office:value="17.2731750095701" calcext:value-type="float">
            <text:p>17,2731750095701</text:p>
          </table:table-cell>
          <table:table-cell office:value-type="float" office:value="97.4459237762966" calcext:value-type="float">
            <text:p>97,4459237762966</text:p>
          </table:table-cell>
        </table:table-row>
        <table:table-row table:style-name="ro1">
          <table:table-cell office:value-type="float" office:value="69.3457361769196" calcext:value-type="float">
            <text:p>69,3457361769196</text:p>
          </table:table-cell>
          <table:table-cell office:value-type="float" office:value="87.7090669490556" calcext:value-type="float">
            <text:p>87,7090669490556</text:p>
          </table:table-cell>
        </table:table-row>
        <table:table-row table:style-name="ro1">
          <table:table-cell office:value-type="float" office:value="64.8105629521386" calcext:value-type="float">
            <text:p>64,8105629521386</text:p>
          </table:table-cell>
          <table:table-cell office:value-type="float" office:value="84.8680518747815" calcext:value-type="float">
            <text:p>84,8680518747815</text:p>
          </table:table-cell>
        </table:table-row>
        <table:table-row table:style-name="ro1">
          <table:table-cell office:value-type="float" office:value="18.6529010435507" calcext:value-type="float">
            <text:p>18,6529010435507</text:p>
          </table:table-cell>
          <table:table-cell office:value-type="float" office:value="97.9378452217643" calcext:value-type="float">
            <text:p>97,9378452217643</text:p>
          </table:table-cell>
        </table:table-row>
        <table:table-row table:style-name="ro1">
          <table:table-cell office:value-type="float" office:value="69.4548153116258" calcext:value-type="float">
            <text:p>69,4548153116258</text:p>
          </table:table-cell>
          <table:table-cell office:value-type="float" office:value="84.8654122049192" calcext:value-type="float">
            <text:p>84,8654122049192</text:p>
          </table:table-cell>
        </table:table-row>
        <table:table-row table:style-name="ro1">
          <table:table-cell office:value-type="float" office:value="67.0452418043352" calcext:value-type="float">
            <text:p>67,0452418043352</text:p>
          </table:table-cell>
          <table:table-cell office:value-type="float" office:value="86.957919177639" calcext:value-type="float">
            <text:p>86,957919177639</text:p>
          </table:table-cell>
        </table:table-row>
        <table:table-row table:style-name="ro1">
          <table:table-cell office:value-type="float" office:value="64.3438554776638" calcext:value-type="float">
            <text:p>64,3438554776638</text:p>
          </table:table-cell>
          <table:table-cell office:value-type="float" office:value="87.0594958111732" calcext:value-type="float">
            <text:p>87,0594958111732</text:p>
          </table:table-cell>
        </table:table-row>
        <table:table-row table:style-name="ro1">
          <table:table-cell office:value-type="float" office:value="66.840050542269" calcext:value-type="float">
            <text:p>66,840050542269</text:p>
          </table:table-cell>
          <table:table-cell office:value-type="float" office:value="85.9207117186139" calcext:value-type="float">
            <text:p>85,9207117186139</text:p>
          </table:table-cell>
        </table:table-row>
        <table:table-row table:style-name="ro1">
          <table:table-cell office:value-type="float" office:value="19.3639382766445" calcext:value-type="float">
            <text:p>19,3639382766445</text:p>
          </table:table-cell>
          <table:table-cell office:value-type="float" office:value="98.1170736252742" calcext:value-type="float">
            <text:p>98,1170736252742</text:p>
          </table:table-cell>
        </table:table-row>
        <table:table-row table:style-name="ro1">
          <table:table-cell office:value-type="float" office:value="21.4628894551566" calcext:value-type="float">
            <text:p>21,4628894551566</text:p>
          </table:table-cell>
          <table:table-cell office:value-type="float" office:value="96.5119394409486" calcext:value-type="float">
            <text:p>96,5119394409486</text:p>
          </table:table-cell>
        </table:table-row>
        <table:table-row table:style-name="ro1">
          <table:table-cell office:value-type="float" office:value="20.9360057792428" calcext:value-type="float">
            <text:p>20,9360057792428</text:p>
          </table:table-cell>
          <table:table-cell office:value-type="float" office:value="98.7869883503221" calcext:value-type="float">
            <text:p>98,7869883503221</text:p>
          </table:table-cell>
        </table:table-row>
        <table:table-row table:style-name="ro1">
          <table:table-cell office:value-type="float" office:value="65.6572362994954" calcext:value-type="float">
            <text:p>65,6572362994954</text:p>
          </table:table-cell>
          <table:table-cell office:value-type="float" office:value="87.0202253215789" calcext:value-type="float">
            <text:p>87,0202253215789</text:p>
          </table:table-cell>
        </table:table-row>
        <table:table-row table:style-name="ro1">
          <table:table-cell office:value-type="float" office:value="66.7817781094312" calcext:value-type="float">
            <text:p>66,7817781094312</text:p>
          </table:table-cell>
          <table:table-cell office:value-type="float" office:value="85.1739197642479" calcext:value-type="float">
            <text:p>85,1739197642479</text:p>
          </table:table-cell>
        </table:table-row>
        <table:table-row table:style-name="ro1">
          <table:table-cell office:value-type="float" office:value="22.0064611406943" calcext:value-type="float">
            <text:p>22,0064611406943</text:p>
          </table:table-cell>
          <table:table-cell office:value-type="float" office:value="98.1513873878479" calcext:value-type="float">
            <text:p>98,1513873878479</text:p>
          </table:table-cell>
        </table:table-row>
        <table:table-row table:style-name="ro1">
          <table:table-cell office:value-type="float" office:value="67.7602812502259" calcext:value-type="float">
            <text:p>67,7602812502259</text:p>
          </table:table-cell>
          <table:table-cell office:value-type="float" office:value="85.1070005771996" calcext:value-type="float">
            <text:p>85,1070005771996</text:p>
          </table:table-cell>
        </table:table-row>
        <table:table-row table:style-name="ro1">
          <table:table-cell office:value-type="float" office:value="17.381141065087" calcext:value-type="float">
            <text:p>17,381141065087</text:p>
          </table:table-cell>
          <table:table-cell office:value-type="float" office:value="96.0426813067573" calcext:value-type="float">
            <text:p>96,0426813067573</text:p>
          </table:table-cell>
        </table:table-row>
        <table:table-row table:style-name="ro1">
          <table:table-cell office:value-type="float" office:value="20.4517680350422" calcext:value-type="float">
            <text:p>20,4517680350422</text:p>
          </table:table-cell>
          <table:table-cell office:value-type="float" office:value="98.5996659895133" calcext:value-type="float">
            <text:p>98,5996659895133</text:p>
          </table:table-cell>
        </table:table-row>
        <table:table-row table:style-name="ro1">
          <table:table-cell office:value-type="float" office:value="67.1228843773534" calcext:value-type="float">
            <text:p>67,1228843773534</text:p>
          </table:table-cell>
          <table:table-cell office:value-type="float" office:value="87.0854296454101" calcext:value-type="float">
            <text:p>87,0854296454101</text:p>
          </table:table-cell>
        </table:table-row>
        <table:table-row table:style-name="ro1">
          <table:table-cell office:value-type="float" office:value="66.6469418478597" calcext:value-type="float">
            <text:p>66,6469418478597</text:p>
          </table:table-cell>
          <table:table-cell office:value-type="float" office:value="84.9813985152438" calcext:value-type="float">
            <text:p>84,9813985152438</text:p>
          </table:table-cell>
        </table:table-row>
        <table:table-row table:style-name="ro1">
          <table:table-cell office:value-type="float" office:value="65.9083840666638" calcext:value-type="float">
            <text:p>65,9083840666638</text:p>
          </table:table-cell>
          <table:table-cell office:value-type="float" office:value="87.438123675954" calcext:value-type="float">
            <text:p>87,438123675954</text:p>
          </table:table-cell>
        </table:table-row>
        <table:table-row table:style-name="ro1">
          <table:table-cell office:value-type="float" office:value="21.5777961925904" calcext:value-type="float">
            <text:p>21,5777961925904</text:p>
          </table:table-cell>
          <table:table-cell office:value-type="float" office:value="95.8059572979973" calcext:value-type="float">
            <text:p>95,8059572979973</text:p>
          </table:table-cell>
        </table:table-row>
        <table:table-row table:style-name="ro1">
          <table:table-cell office:value-type="float" office:value="68.0354699960952" calcext:value-type="float">
            <text:p>68,0354699960952</text:p>
          </table:table-cell>
          <table:table-cell office:value-type="float" office:value="86.8260584763359" calcext:value-type="float">
            <text:p>86,8260584763359</text:p>
          </table:table-cell>
        </table:table-row>
        <table:table-row table:style-name="ro1">
          <table:table-cell office:value-type="float" office:value="17.0609650821237" calcext:value-type="float">
            <text:p>17,0609650821237</text:p>
          </table:table-cell>
          <table:table-cell office:value-type="float" office:value="98.9793896017256" calcext:value-type="float">
            <text:p>98,9793896017256</text:p>
          </table:table-cell>
        </table:table-row>
        <table:table-row table:style-name="ro1">
          <table:table-cell office:value-type="float" office:value="18.0044181601702" calcext:value-type="float">
            <text:p>18,0044181601702</text:p>
          </table:table-cell>
          <table:table-cell office:value-type="float" office:value="97.4477794114347" calcext:value-type="float">
            <text:p>97,4477794114347</text:p>
          </table:table-cell>
        </table:table-row>
        <table:table-row table:style-name="ro1">
          <table:table-cell office:value-type="float" office:value="63.9406263863629" calcext:value-type="float">
            <text:p>63,9406263863629</text:p>
          </table:table-cell>
          <table:table-cell office:value-type="float" office:value="87.7775103178197" calcext:value-type="float">
            <text:p>87,7775103178197</text:p>
          </table:table-cell>
        </table:table-row>
        <table:table-row table:style-name="ro1">
          <table:table-cell office:value-type="float" office:value="17.9006555908693" calcext:value-type="float">
            <text:p>17,9006555908693</text:p>
          </table:table-cell>
          <table:table-cell office:value-type="float" office:value="96.809440181838" calcext:value-type="float">
            <text:p>96,809440181838</text:p>
          </table:table-cell>
        </table:table-row>
        <table:table-row table:style-name="ro1">
          <table:table-cell office:value-type="float" office:value="66.5038552070227" calcext:value-type="float">
            <text:p>66,5038552070227</text:p>
          </table:table-cell>
          <table:table-cell office:value-type="float" office:value="85.6467275933209" calcext:value-type="float">
            <text:p>85,6467275933209</text:p>
          </table:table-cell>
        </table:table-row>
        <table:table-row table:style-name="ro1">
          <table:table-cell office:value-type="float" office:value="68.5359412537731" calcext:value-type="float">
            <text:p>68,5359412537731</text:p>
          </table:table-cell>
          <table:table-cell office:value-type="float" office:value="86.2232792142258" calcext:value-type="float">
            <text:p>86,2232792142258</text:p>
          </table:table-cell>
        </table:table-row>
        <table:table-row table:style-name="ro1">
          <table:table-cell office:value-type="float" office:value="21.5831084089629" calcext:value-type="float">
            <text:p>21,5831084089629</text:p>
          </table:table-cell>
          <table:table-cell office:value-type="float" office:value="97.4404604925473" calcext:value-type="float">
            <text:p>97,4404604925473</text:p>
          </table:table-cell>
        </table:table-row>
        <table:table-row table:style-name="ro1">
          <table:table-cell office:value-type="float" office:value="20.3289260970649" calcext:value-type="float">
            <text:p>20,3289260970649</text:p>
          </table:table-cell>
          <table:table-cell office:value-type="float" office:value="98.7996885811558" calcext:value-type="float">
            <text:p>98,7996885811558</text:p>
          </table:table-cell>
        </table:table-row>
        <table:table-row table:style-name="ro1">
          <table:table-cell office:value-type="float" office:value="64.6643430175245" calcext:value-type="float">
            <text:p>64,6643430175245</text:p>
          </table:table-cell>
          <table:table-cell office:value-type="float" office:value="84.9003883643493" calcext:value-type="float">
            <text:p>84,9003883643493</text:p>
          </table:table-cell>
        </table:table-row>
        <table:table-row table:style-name="ro1">
          <table:table-cell office:value-type="float" office:value="64.883234466842" calcext:value-type="float">
            <text:p>64,883234466842</text:p>
          </table:table-cell>
          <table:table-cell office:value-type="float" office:value="85.9143655560047" calcext:value-type="float">
            <text:p>85,9143655560047</text:p>
          </table:table-cell>
        </table:table-row>
        <table:table-row table:style-name="ro1">
          <table:table-cell office:value-type="float" office:value="67.0698764029337" calcext:value-type="float">
            <text:p>67,0698764029337</text:p>
          </table:table-cell>
          <table:table-cell office:value-type="float" office:value="84.9569145863088" calcext:value-type="float">
            <text:p>84,9569145863088</text:p>
          </table:table-cell>
        </table:table-row>
        <table:table-row table:style-name="ro1">
          <table:table-cell office:value-type="float" office:value="17.9736082615616" calcext:value-type="float">
            <text:p>17,9736082615616</text:p>
          </table:table-cell>
          <table:table-cell office:value-type="float" office:value="98.8973974543072" calcext:value-type="float">
            <text:p>98,8973974543072</text:p>
          </table:table-cell>
        </table:table-row>
        <table:table-row table:style-name="ro1">
          <table:table-cell office:value-type="float" office:value="66.2891742573827" calcext:value-type="float">
            <text:p>66,2891742573827</text:p>
          </table:table-cell>
          <table:table-cell office:value-type="float" office:value="86.5637485087087" calcext:value-type="float">
            <text:p>86,5637485087087</text:p>
          </table:table-cell>
        </table:table-row>
        <table:table-row table:style-name="ro1">
          <table:table-cell office:value-type="float" office:value="66.0365321875991" calcext:value-type="float">
            <text:p>66,0365321875991</text:p>
          </table:table-cell>
          <table:table-cell office:value-type="float" office:value="85.6133236772971" calcext:value-type="float">
            <text:p>85,6133236772971</text:p>
          </table:table-cell>
        </table:table-row>
        <table:table-row table:style-name="ro1">
          <table:table-cell office:value-type="float" office:value="19.9287808629716" calcext:value-type="float">
            <text:p>19,9287808629716</text:p>
          </table:table-cell>
          <table:table-cell office:value-type="float" office:value="96.8120442161187" calcext:value-type="float">
            <text:p>96,8120442161187</text:p>
          </table:table-cell>
        </table:table-row>
        <table:table-row table:style-name="ro1">
          <table:table-cell office:value-type="float" office:value="66.5572923028876" calcext:value-type="float">
            <text:p>66,5572923028876</text:p>
          </table:table-cell>
          <table:table-cell office:value-type="float" office:value="86.7824516940927" calcext:value-type="float">
            <text:p>86,7824516940927</text:p>
          </table:table-cell>
        </table:table-row>
        <table:table-row table:style-name="ro1">
          <table:table-cell office:value-type="float" office:value="67.3473767663409" calcext:value-type="float">
            <text:p>67,3473767663409</text:p>
          </table:table-cell>
          <table:table-cell office:value-type="float" office:value="84.7194793761609" calcext:value-type="float">
            <text:p>84,7194793761609</text:p>
          </table:table-cell>
        </table:table-row>
        <table:table-row table:style-name="ro1">
          <table:table-cell office:value-type="float" office:value="19.1023951383202" calcext:value-type="float">
            <text:p>19,1023951383202</text:p>
          </table:table-cell>
          <table:table-cell office:value-type="float" office:value="97.1969259404405" calcext:value-type="float">
            <text:p>97,1969259404405</text:p>
          </table:table-cell>
        </table:table-row>
        <table:table-row table:style-name="ro1">
          <table:table-cell office:value-type="float" office:value="68.6704845646301" calcext:value-type="float">
            <text:p>68,6704845646301</text:p>
          </table:table-cell>
          <table:table-cell office:value-type="float" office:value="86.5928480462737" calcext:value-type="float">
            <text:p>86,5928480462737</text:p>
          </table:table-cell>
        </table:table-row>
        <table:table-row table:style-name="ro1">
          <table:table-cell office:value-type="float" office:value="69.2852735638714" calcext:value-type="float">
            <text:p>69,2852735638714</text:p>
          </table:table-cell>
          <table:table-cell office:value-type="float" office:value="84.7269979337335" calcext:value-type="float">
            <text:p>84,7269979337335</text:p>
          </table:table-cell>
        </table:table-row>
        <table:table-row table:style-name="ro1">
          <table:table-cell office:value-type="float" office:value="20.57066145873" calcext:value-type="float">
            <text:p>20,57066145873</text:p>
          </table:table-cell>
          <table:table-cell office:value-type="float" office:value="96.6557287085042" calcext:value-type="float">
            <text:p>96,6557287085042</text:p>
          </table:table-cell>
        </table:table-row>
        <table:table-row table:style-name="ro1">
          <table:table-cell office:value-type="float" office:value="21.3272600190405" calcext:value-type="float">
            <text:p>21,3272600190405</text:p>
          </table:table-cell>
          <table:table-cell office:value-type="float" office:value="98.3045847952519" calcext:value-type="float">
            <text:p>98,3045847952519</text:p>
          </table:table-cell>
        </table:table-row>
        <table:table-row table:style-name="ro1">
          <table:table-cell office:value-type="float" office:value="64.2692642441417" calcext:value-type="float">
            <text:p>64,2692642441417</text:p>
          </table:table-cell>
          <table:table-cell office:value-type="float" office:value="87.3930763992718" calcext:value-type="float">
            <text:p>87,3930763992718</text:p>
          </table:table-cell>
        </table:table-row>
        <table:table-row table:style-name="ro1">
          <table:table-cell office:value-type="float" office:value="22.044430245239" calcext:value-type="float">
            <text:p>22,044430245239</text:p>
          </table:table-cell>
          <table:table-cell office:value-type="float" office:value="97.675276623735" calcext:value-type="float">
            <text:p>97,675276623735</text:p>
          </table:table-cell>
        </table:table-row>
        <table:table-row table:style-name="ro1">
          <table:table-cell office:value-type="float" office:value="68.1828198637496" calcext:value-type="float">
            <text:p>68,1828198637496</text:p>
          </table:table-cell>
          <table:table-cell office:value-type="float" office:value="87.387478885552" calcext:value-type="float">
            <text:p>87,387478885552</text:p>
          </table:table-cell>
        </table:table-row>
        <table:table-row table:style-name="ro1">
          <table:table-cell office:value-type="float" office:value="22.0876571980605" calcext:value-type="float">
            <text:p>22,0876571980605</text:p>
          </table:table-cell>
          <table:table-cell office:value-type="float" office:value="96.1235263989586" calcext:value-type="float">
            <text:p>96,1235263989586</text:p>
          </table:table-cell>
        </table:table-row>
        <table:table-row table:style-name="ro1">
          <table:table-cell office:value-type="float" office:value="66.1369356276989" calcext:value-type="float">
            <text:p>66,1369356276989</text:p>
          </table:table-cell>
          <table:table-cell office:value-type="float" office:value="86.7187592131466" calcext:value-type="float">
            <text:p>86,7187592131466</text:p>
          </table:table-cell>
        </table:table-row>
        <table:table-row table:style-name="ro1">
          <table:table-cell office:value-type="float" office:value="66.3811565090872" calcext:value-type="float">
            <text:p>66,3811565090872</text:p>
          </table:table-cell>
          <table:table-cell office:value-type="float" office:value="84.8439899940737" calcext:value-type="float">
            <text:p>84,8439899940737</text:p>
          </table:table-cell>
        </table:table-row>
        <table:table-row table:style-name="ro1">
          <table:table-cell office:value-type="float" office:value="64.9046043425458" calcext:value-type="float">
            <text:p>64,9046043425458</text:p>
          </table:table-cell>
          <table:table-cell office:value-type="float" office:value="87.4788397259979" calcext:value-type="float">
            <text:p>87,4788397259979</text:p>
          </table:table-cell>
        </table:table-row>
        <table:table-row table:style-name="ro1">
          <table:table-cell office:value-type="float" office:value="22.1532150077619" calcext:value-type="float">
            <text:p>22,1532150077619</text:p>
          </table:table-cell>
          <table:table-cell office:value-type="float" office:value="96.0192483397586" calcext:value-type="float">
            <text:p>96,0192483397586</text:p>
          </table:table-cell>
        </table:table-row>
        <table:table-row table:style-name="ro1">
          <table:table-cell office:value-type="float" office:value="22.0561152491956" calcext:value-type="float">
            <text:p>22,0561152491956</text:p>
          </table:table-cell>
          <table:table-cell office:value-type="float" office:value="96.7880298959731" calcext:value-type="float">
            <text:p>96,7880298959731</text:p>
          </table:table-cell>
        </table:table-row>
        <table:table-row table:style-name="ro1">
          <table:table-cell office:value-type="float" office:value="22.1726774075194" calcext:value-type="float">
            <text:p>22,1726774075194</text:p>
          </table:table-cell>
          <table:table-cell office:value-type="float" office:value="96.0594473999432" calcext:value-type="float">
            <text:p>96,0594473999432</text:p>
          </table:table-cell>
        </table:table-row>
        <table:table-row table:style-name="ro1">
          <table:table-cell office:value-type="float" office:value="21.5023428578471" calcext:value-type="float">
            <text:p>21,5023428578471</text:p>
          </table:table-cell>
          <table:table-cell office:value-type="float" office:value="96.7126383936342" calcext:value-type="float">
            <text:p>96,7126383936342</text:p>
          </table:table-cell>
        </table:table-row>
        <table:table-row table:style-name="ro1">
          <table:table-cell office:value-type="float" office:value="67.7758723817783" calcext:value-type="float">
            <text:p>67,7758723817783</text:p>
          </table:table-cell>
          <table:table-cell office:value-type="float" office:value="86.7599706553679" calcext:value-type="float">
            <text:p>86,7599706553679</text:p>
          </table:table-cell>
        </table:table-row>
        <table:table-row table:style-name="ro1">
          <table:table-cell office:value-type="float" office:value="68.9861889559672" calcext:value-type="float">
            <text:p>68,9861889559672</text:p>
          </table:table-cell>
          <table:table-cell office:value-type="float" office:value="85.3047211198057" calcext:value-type="float">
            <text:p>85,3047211198057</text:p>
          </table:table-cell>
        </table:table-row>
        <table:table-row table:style-name="ro1">
          <table:table-cell office:value-type="float" office:value="67.2643702807618" calcext:value-type="float">
            <text:p>67,2643702807618</text:p>
          </table:table-cell>
          <table:table-cell office:value-type="float" office:value="87.5094117035376" calcext:value-type="float">
            <text:p>87,5094117035376</text:p>
          </table:table-cell>
        </table:table-row>
        <table:table-row table:style-name="ro1">
          <table:table-cell office:value-type="float" office:value="69.3041617824432" calcext:value-type="float">
            <text:p>69,3041617824432</text:p>
          </table:table-cell>
          <table:table-cell office:value-type="float" office:value="86.2053059260968" calcext:value-type="float">
            <text:p>86,2053059260968</text:p>
          </table:table-cell>
        </table:table-row>
        <table:table-row table:style-name="ro1">
          <table:table-cell office:value-type="float" office:value="67.5718193333713" calcext:value-type="float">
            <text:p>67,5718193333713</text:p>
          </table:table-cell>
          <table:table-cell office:value-type="float" office:value="87.7237651285862" calcext:value-type="float">
            <text:p>87,7237651285862</text:p>
          </table:table-cell>
        </table:table-row>
        <table:table-row table:style-name="ro1">
          <table:table-cell office:value-type="float" office:value="17.8791128754976" calcext:value-type="float">
            <text:p>17,8791128754976</text:p>
          </table:table-cell>
          <table:table-cell office:value-type="float" office:value="98.1769023071258" calcext:value-type="float">
            <text:p>98,1769023071258</text:p>
          </table:table-cell>
        </table:table-row>
        <table:table-row table:style-name="ro1">
          <table:table-cell office:value-type="float" office:value="67.7734459550431" calcext:value-type="float">
            <text:p>67,7734459550431</text:p>
          </table:table-cell>
          <table:table-cell office:value-type="float" office:value="86.2432223378343" calcext:value-type="float">
            <text:p>86,2432223378343</text:p>
          </table:table-cell>
        </table:table-row>
        <table:table-row table:style-name="ro1">
          <table:table-cell office:value-type="float" office:value="18.6228576328033" calcext:value-type="float">
            <text:p>18,6228576328033</text:p>
          </table:table-cell>
          <table:table-cell office:value-type="float" office:value="96.472201807506" calcext:value-type="float">
            <text:p>96,472201807506</text:p>
          </table:table-cell>
        </table:table-row>
        <table:table-row table:style-name="ro1">
          <table:table-cell office:value-type="float" office:value="22.1023945204089" calcext:value-type="float">
            <text:p>22,1023945204089</text:p>
          </table:table-cell>
          <table:table-cell office:value-type="float" office:value="96.2912469111617" calcext:value-type="float">
            <text:p>96,2912469111617</text:p>
          </table:table-cell>
        </table:table-row>
        <table:table-row table:style-name="ro1">
          <table:table-cell office:value-type="float" office:value="69.1687611934887" calcext:value-type="float">
            <text:p>69,1687611934887</text:p>
          </table:table-cell>
          <table:table-cell office:value-type="float" office:value="85.3169875253861" calcext:value-type="float">
            <text:p>85,3169875253861</text:p>
          </table:table-cell>
        </table:table-row>
        <table:table-row table:style-name="ro1">
          <table:table-cell office:value-type="float" office:value="67.8681601284309" calcext:value-type="float">
            <text:p>67,8681601284309</text:p>
          </table:table-cell>
          <table:table-cell office:value-type="float" office:value="86.2703452591442" calcext:value-type="float">
            <text:p>86,2703452591442</text:p>
          </table:table-cell>
        </table:table-row>
        <table:table-row table:style-name="ro1">
          <table:table-cell office:value-type="float" office:value="65.8839471177233" calcext:value-type="float">
            <text:p>65,8839471177233</text:p>
          </table:table-cell>
          <table:table-cell office:value-type="float" office:value="87.749233569668" calcext:value-type="float">
            <text:p>87,749233569668</text:p>
          </table:table-cell>
        </table:table-row>
        <table:table-row table:style-name="ro1">
          <table:table-cell office:value-type="float" office:value="64.144306843875" calcext:value-type="float">
            <text:p>64,144306843875</text:p>
          </table:table-cell>
          <table:table-cell office:value-type="float" office:value="86.25867241884" calcext:value-type="float">
            <text:p>86,25867241884</text:p>
          </table:table-cell>
        </table:table-row>
        <table:table-row table:style-name="ro1">
          <table:table-cell office:value-type="float" office:value="17.3157508685958" calcext:value-type="float">
            <text:p>17,3157508685958</text:p>
          </table:table-cell>
          <table:table-cell office:value-type="float" office:value="98.6310297346856" calcext:value-type="float">
            <text:p>98,6310297346856</text:p>
          </table:table-cell>
        </table:table-row>
        <table:table-row table:style-name="ro1">
          <table:table-cell office:value-type="float" office:value="66.9356583198746" calcext:value-type="float">
            <text:p>66,9356583198746</text:p>
          </table:table-cell>
          <table:table-cell office:value-type="float" office:value="86.4093038113579" calcext:value-type="float">
            <text:p>86,4093038113579</text:p>
          </table:table-cell>
        </table:table-row>
        <table:table-row table:style-name="ro1">
          <table:table-cell office:value-type="float" office:value="18.7616513009467" calcext:value-type="float">
            <text:p>18,7616513009467</text:p>
          </table:table-cell>
          <table:table-cell office:value-type="float" office:value="97.2513892962922" calcext:value-type="float">
            <text:p>97,2513892962922</text:p>
          </table:table-cell>
        </table:table-row>
        <table:table-row table:style-name="ro1">
          <table:table-cell office:value-type="float" office:value="19.4611325853631" calcext:value-type="float">
            <text:p>19,4611325853631</text:p>
          </table:table-cell>
          <table:table-cell office:value-type="float" office:value="97.6506238571828" calcext:value-type="float">
            <text:p>97,6506238571828</text:p>
          </table:table-cell>
        </table:table-row>
        <table:table-row table:style-name="ro1">
          <table:table-cell office:value-type="float" office:value="68.6585241564389" calcext:value-type="float">
            <text:p>68,6585241564389</text:p>
          </table:table-cell>
          <table:table-cell office:value-type="float" office:value="86.0226308638898" calcext:value-type="float">
            <text:p>86,0226308638898</text:p>
          </table:table-cell>
        </table:table-row>
        <table:table-row table:style-name="ro1">
          <table:table-cell office:value-type="float" office:value="64.5720786636024" calcext:value-type="float">
            <text:p>64,5720786636024</text:p>
          </table:table-cell>
          <table:table-cell office:value-type="float" office:value="84.9780184938945" calcext:value-type="float">
            <text:p>84,9780184938945</text:p>
          </table:table-cell>
        </table:table-row>
        <table:table-row table:style-name="ro1">
          <table:table-cell office:value-type="float" office:value="69.6423399827317" calcext:value-type="float">
            <text:p>69,6423399827317</text:p>
          </table:table-cell>
          <table:table-cell office:value-type="float" office:value="86.6059316298208" calcext:value-type="float">
            <text:p>86,6059316298208</text:p>
          </table:table-cell>
        </table:table-row>
        <table:table-row table:style-name="ro1">
          <table:table-cell office:value-type="float" office:value="69.3577601243851" calcext:value-type="float">
            <text:p>69,3577601243851</text:p>
          </table:table-cell>
          <table:table-cell office:value-type="float" office:value="85.6617426582704" calcext:value-type="float">
            <text:p>85,6617426582704</text:p>
          </table:table-cell>
        </table:table-row>
        <table:table-row table:style-name="ro1">
          <table:table-cell office:value-type="float" office:value="63.9493984427698" calcext:value-type="float">
            <text:p>63,9493984427698</text:p>
          </table:table-cell>
          <table:table-cell office:value-type="float" office:value="87.3553928212323" calcext:value-type="float">
            <text:p>87,3553928212323</text:p>
          </table:table-cell>
        </table:table-row>
        <table:table-row table:style-name="ro1">
          <table:table-cell office:value-type="float" office:value="17.6814638550432" calcext:value-type="float">
            <text:p>17,6814638550432</text:p>
          </table:table-cell>
          <table:table-cell office:value-type="float" office:value="98.5159837472754" calcext:value-type="float">
            <text:p>98,5159837472754</text:p>
          </table:table-cell>
        </table:table-row>
        <table:table-row table:style-name="ro1">
          <table:table-cell office:value-type="float" office:value="65.5982984086354" calcext:value-type="float">
            <text:p>65,5982984086354</text:p>
          </table:table-cell>
          <table:table-cell office:value-type="float" office:value="87.2533790127571" calcext:value-type="float">
            <text:p>87,2533790127571</text:p>
          </table:table-cell>
        </table:table-row>
        <table:table-row table:style-name="ro1">
          <table:table-cell office:value-type="float" office:value="67.219095760515" calcext:value-type="float">
            <text:p>67,219095760515</text:p>
          </table:table-cell>
          <table:table-cell office:value-type="float" office:value="85.9976366459882" calcext:value-type="float">
            <text:p>85,9976366459882</text:p>
          </table:table-cell>
        </table:table-row>
        <table:table-row table:style-name="ro1">
          <table:table-cell office:value-type="float" office:value="19.8450055334116" calcext:value-type="float">
            <text:p>19,8450055334116</text:p>
          </table:table-cell>
          <table:table-cell office:value-type="float" office:value="95.9665625140953" calcext:value-type="float">
            <text:p>95,9665625140953</text:p>
          </table:table-cell>
        </table:table-row>
        <table:table-row table:style-name="ro1">
          <table:table-cell office:value-type="float" office:value="19.6552812291837" calcext:value-type="float">
            <text:p>19,6552812291837</text:p>
          </table:table-cell>
          <table:table-cell office:value-type="float" office:value="98.4817006503566" calcext:value-type="float">
            <text:p>98,4817006503566</text:p>
          </table:table-cell>
        </table:table-row>
        <table:table-row table:style-name="ro1">
          <table:table-cell office:value-type="float" office:value="21.9209213136369" calcext:value-type="float">
            <text:p>21,9209213136369</text:p>
          </table:table-cell>
          <table:table-cell office:value-type="float" office:value="98.6199274546854" calcext:value-type="float">
            <text:p>98,6199274546854</text:p>
          </table:table-cell>
        </table:table-row>
        <table:table-row table:style-name="ro1">
          <table:table-cell office:value-type="float" office:value="19.0407818915479" calcext:value-type="float">
            <text:p>19,0407818915479</text:p>
          </table:table-cell>
          <table:table-cell office:value-type="float" office:value="97.7490746488043" calcext:value-type="float">
            <text:p>97,7490746488043</text:p>
          </table:table-cell>
        </table:table-row>
        <table:table-row table:style-name="ro1">
          <table:table-cell office:value-type="float" office:value="67.3430894671107" calcext:value-type="float">
            <text:p>67,3430894671107</text:p>
          </table:table-cell>
          <table:table-cell office:value-type="float" office:value="84.8276511845775" calcext:value-type="float">
            <text:p>84,8276511845775</text:p>
          </table:table-cell>
        </table:table-row>
        <table:table-row table:style-name="ro1">
          <table:table-cell office:value-type="float" office:value="20.4768862698726" calcext:value-type="float">
            <text:p>20,4768862698726</text:p>
          </table:table-cell>
          <table:table-cell office:value-type="float" office:value="98.0724351448613" calcext:value-type="float">
            <text:p>98,0724351448613</text:p>
          </table:table-cell>
        </table:table-row>
        <table:table-row table:style-name="ro1">
          <table:table-cell office:value-type="float" office:value="17.942334504549" calcext:value-type="float">
            <text:p>17,942334504549</text:p>
          </table:table-cell>
          <table:table-cell office:value-type="float" office:value="98.3005633722263" calcext:value-type="float">
            <text:p>98,3005633722263</text:p>
          </table:table-cell>
        </table:table-row>
        <table:table-row table:style-name="ro1">
          <table:table-cell office:value-type="float" office:value="63.9864070504536" calcext:value-type="float">
            <text:p>63,9864070504536</text:p>
          </table:table-cell>
          <table:table-cell office:value-type="float" office:value="84.7432034273927" calcext:value-type="float">
            <text:p>84,7432034273927</text:p>
          </table:table-cell>
        </table:table-row>
        <table:table-row table:style-name="ro1">
          <table:table-cell office:value-type="float" office:value="16.9984148224667" calcext:value-type="float">
            <text:p>16,9984148224667</text:p>
          </table:table-cell>
          <table:table-cell office:value-type="float" office:value="95.6727515672738" calcext:value-type="float">
            <text:p>95,6727515672738</text:p>
          </table:table-cell>
        </table:table-row>
        <table:table-row table:style-name="ro1">
          <table:table-cell office:value-type="float" office:value="68.371132185836" calcext:value-type="float">
            <text:p>68,371132185836</text:p>
          </table:table-cell>
          <table:table-cell office:value-type="float" office:value="85.6140613357221" calcext:value-type="float">
            <text:p>85,6140613357221</text:p>
          </table:table-cell>
        </table:table-row>
        <table:table-row table:style-name="ro1">
          <table:table-cell office:value-type="float" office:value="67.2283400632144" calcext:value-type="float">
            <text:p>67,2283400632144</text:p>
          </table:table-cell>
          <table:table-cell office:value-type="float" office:value="84.9295906105642" calcext:value-type="float">
            <text:p>84,9295906105642</text:p>
          </table:table-cell>
        </table:table-row>
        <table:table-row table:style-name="ro1">
          <table:table-cell office:value-type="float" office:value="22.4447182709764" calcext:value-type="float">
            <text:p>22,4447182709764</text:p>
          </table:table-cell>
          <table:table-cell office:value-type="float" office:value="98.8088548295355" calcext:value-type="float">
            <text:p>98,8088548295355</text:p>
          </table:table-cell>
        </table:table-row>
        <table:table-row table:style-name="ro1">
          <table:table-cell office:value-type="float" office:value="66.2904123906295" calcext:value-type="float">
            <text:p>66,2904123906295</text:p>
          </table:table-cell>
          <table:table-cell office:value-type="float" office:value="85.9921363413355" calcext:value-type="float">
            <text:p>85,9921363413355</text:p>
          </table:table-cell>
        </table:table-row>
        <table:table-row table:style-name="ro1">
          <table:table-cell office:value-type="float" office:value="64.589110342127" calcext:value-type="float">
            <text:p>64,589110342127</text:p>
          </table:table-cell>
          <table:table-cell office:value-type="float" office:value="87.2266580892146" calcext:value-type="float">
            <text:p>87,2266580892146</text:p>
          </table:table-cell>
        </table:table-row>
        <table:table-row table:style-name="ro1">
          <table:table-cell office:value-type="float" office:value="67.6247851061606" calcext:value-type="float">
            <text:p>67,6247851061606</text:p>
          </table:table-cell>
          <table:table-cell office:value-type="float" office:value="87.8280030515342" calcext:value-type="float">
            <text:p>87,8280030515342</text:p>
          </table:table-cell>
        </table:table-row>
        <table:table-row table:style-name="ro1">
          <table:table-cell office:value-type="float" office:value="18.4081676504705" calcext:value-type="float">
            <text:p>18,4081676504705</text:p>
          </table:table-cell>
          <table:table-cell office:value-type="float" office:value="97.8345655256981" calcext:value-type="float">
            <text:p>97,8345655256981</text:p>
          </table:table-cell>
        </table:table-row>
        <table:table-row table:style-name="ro1">
          <table:table-cell office:value-type="float" office:value="20.8154581348188" calcext:value-type="float">
            <text:p>20,8154581348188</text:p>
          </table:table-cell>
          <table:table-cell office:value-type="float" office:value="97.9203375477056" calcext:value-type="float">
            <text:p>97,9203375477056</text:p>
          </table:table-cell>
        </table:table-row>
        <table:table-row table:style-name="ro1">
          <table:table-cell office:value-type="float" office:value="21.4087380655588" calcext:value-type="float">
            <text:p>21,4087380655588</text:p>
          </table:table-cell>
          <table:table-cell office:value-type="float" office:value="98.2507723015079" calcext:value-type="float">
            <text:p>98,2507723015079</text:p>
          </table:table-cell>
        </table:table-row>
        <table:table-row table:style-name="ro1">
          <table:table-cell office:value-type="float" office:value="64.0899575203308" calcext:value-type="float">
            <text:p>64,0899575203308</text:p>
          </table:table-cell>
          <table:table-cell office:value-type="float" office:value="86.1858513726948" calcext:value-type="float">
            <text:p>86,1858513726948</text:p>
          </table:table-cell>
        </table:table-row>
        <table:table-row table:style-name="ro1">
          <table:table-cell office:value-type="float" office:value="20.6827849437914" calcext:value-type="float">
            <text:p>20,6827849437914</text:p>
          </table:table-cell>
          <table:table-cell office:value-type="float" office:value="96.3978009897047" calcext:value-type="float">
            <text:p>96,3978009897047</text:p>
          </table:table-cell>
        </table:table-row>
        <table:table-row table:style-name="ro1">
          <table:table-cell office:value-type="float" office:value="66.5993695771221" calcext:value-type="float">
            <text:p>66,5993695771221</text:p>
          </table:table-cell>
          <table:table-cell office:value-type="float" office:value="86.6895799439602" calcext:value-type="float">
            <text:p>86,6895799439602</text:p>
          </table:table-cell>
        </table:table-row>
        <table:table-row table:style-name="ro1">
          <table:table-cell office:value-type="float" office:value="21.7004177211565" calcext:value-type="float">
            <text:p>21,7004177211565</text:p>
          </table:table-cell>
          <table:table-cell office:value-type="float" office:value="98.3305093756197" calcext:value-type="float">
            <text:p>98,3305093756197</text:p>
          </table:table-cell>
        </table:table-row>
        <table:table-row table:style-name="ro1">
          <table:table-cell office:value-type="float" office:value="65.2485391157167" calcext:value-type="float">
            <text:p>65,2485391157167</text:p>
          </table:table-cell>
          <table:table-cell office:value-type="float" office:value="87.2277477918646" calcext:value-type="float">
            <text:p>87,2277477918646</text:p>
          </table:table-cell>
        </table:table-row>
        <table:table-row table:style-name="ro1">
          <table:table-cell office:value-type="float" office:value="66.0836026900486" calcext:value-type="float">
            <text:p>66,0836026900486</text:p>
          </table:table-cell>
          <table:table-cell office:value-type="float" office:value="86.2990661977506" calcext:value-type="float">
            <text:p>86,2990661977506</text:p>
          </table:table-cell>
        </table:table-row>
        <table:table-row table:style-name="ro1">
          <table:table-cell office:value-type="float" office:value="69.4653295422782" calcext:value-type="float">
            <text:p>69,4653295422782</text:p>
          </table:table-cell>
          <table:table-cell office:value-type="float" office:value="86.5298474297299" calcext:value-type="float">
            <text:p>86,5298474297299</text:p>
          </table:table-cell>
        </table:table-row>
        <table:table-row table:style-name="ro1">
          <table:table-cell office:value-type="float" office:value="21.6879844964848" calcext:value-type="float">
            <text:p>21,6879844964848</text:p>
          </table:table-cell>
          <table:table-cell office:value-type="float" office:value="97.4238785214957" calcext:value-type="float">
            <text:p>97,4238785214957</text:p>
          </table:table-cell>
        </table:table-row>
        <table:table-row table:style-name="ro1">
          <table:table-cell office:value-type="float" office:value="67.0299032830672" calcext:value-type="float">
            <text:p>67,0299032830672</text:p>
          </table:table-cell>
          <table:table-cell office:value-type="float" office:value="84.5659609807322" calcext:value-type="float">
            <text:p>84,5659609807322</text:p>
          </table:table-cell>
        </table:table-row>
        <table:table-row table:style-name="ro1">
          <table:table-cell office:value-type="float" office:value="20.4401257853315" calcext:value-type="float">
            <text:p>20,4401257853315</text:p>
          </table:table-cell>
          <table:table-cell office:value-type="float" office:value="96.0085747990836" calcext:value-type="float">
            <text:p>96,0085747990836</text:p>
          </table:table-cell>
        </table:table-row>
        <table:table-row table:style-name="ro1">
          <table:table-cell office:value-type="float" office:value="68.6307918610481" calcext:value-type="float">
            <text:p>68,6307918610481</text:p>
          </table:table-cell>
          <table:table-cell office:value-type="float" office:value="84.8870265619132" calcext:value-type="float">
            <text:p>84,8870265619132</text:p>
          </table:table-cell>
        </table:table-row>
        <table:table-row table:style-name="ro1">
          <table:table-cell office:value-type="float" office:value="68.2713654582019" calcext:value-type="float">
            <text:p>68,2713654582019</text:p>
          </table:table-cell>
          <table:table-cell office:value-type="float" office:value="85.241006695924" calcext:value-type="float">
            <text:p>85,241006695924</text:p>
          </table:table-cell>
        </table:table-row>
        <table:table-row table:style-name="ro1">
          <table:table-cell office:value-type="float" office:value="66.8293273018704" calcext:value-type="float">
            <text:p>66,8293273018704</text:p>
          </table:table-cell>
          <table:table-cell office:value-type="float" office:value="85.1452507570629" calcext:value-type="float">
            <text:p>85,1452507570629</text:p>
          </table:table-cell>
        </table:table-row>
        <table:table-row table:style-name="ro1">
          <table:table-cell office:value-type="float" office:value="19.562107033841" calcext:value-type="float">
            <text:p>19,562107033841</text:p>
          </table:table-cell>
          <table:table-cell office:value-type="float" office:value="96.7635459718265" calcext:value-type="float">
            <text:p>96,7635459718265</text:p>
          </table:table-cell>
        </table:table-row>
        <table:table-row table:style-name="ro1">
          <table:table-cell office:value-type="float" office:value="18.2139134817571" calcext:value-type="float">
            <text:p>18,2139134817571</text:p>
          </table:table-cell>
          <table:table-cell office:value-type="float" office:value="96.4571534104346" calcext:value-type="float">
            <text:p>96,4571534104346</text:p>
          </table:table-cell>
        </table:table-row>
        <table:table-row table:style-name="ro1">
          <table:table-cell office:value-type="float" office:value="68.7490144024703" calcext:value-type="float">
            <text:p>68,7490144024703</text:p>
          </table:table-cell>
          <table:table-cell office:value-type="float" office:value="87.0127143250348" calcext:value-type="float">
            <text:p>87,0127143250348</text:p>
          </table:table-cell>
        </table:table-row>
        <table:table-row table:style-name="ro1">
          <table:table-cell office:value-type="float" office:value="19.257584307355" calcext:value-type="float">
            <text:p>19,257584307355</text:p>
          </table:table-cell>
          <table:table-cell office:value-type="float" office:value="98.1135094396363" calcext:value-type="float">
            <text:p>98,1135094396363</text:p>
          </table:table-cell>
        </table:table-row>
        <table:table-row table:style-name="ro1">
          <table:table-cell office:value-type="float" office:value="64.1013384628753" calcext:value-type="float">
            <text:p>64,1013384628753</text:p>
          </table:table-cell>
          <table:table-cell office:value-type="float" office:value="87.8359615448645" calcext:value-type="float">
            <text:p>87,8359615448645</text:p>
          </table:table-cell>
        </table:table-row>
        <table:table-row table:style-name="ro1">
          <table:table-cell office:value-type="float" office:value="17.8736069958345" calcext:value-type="float">
            <text:p>17,8736069958345</text:p>
          </table:table-cell>
          <table:table-cell office:value-type="float" office:value="98.468234842977" calcext:value-type="float">
            <text:p>98,468234842977</text:p>
          </table:table-cell>
        </table:table-row>
        <table:table-row table:style-name="ro1">
          <table:table-cell office:value-type="float" office:value="19.0001539864605" calcext:value-type="float">
            <text:p>19,0001539864605</text:p>
          </table:table-cell>
          <table:table-cell office:value-type="float" office:value="96.0331178036803" calcext:value-type="float">
            <text:p>96,0331178036803</text:p>
          </table:table-cell>
        </table:table-row>
        <table:table-row table:style-name="ro1">
          <table:table-cell office:value-type="float" office:value="69.2404389348935" calcext:value-type="float">
            <text:p>69,2404389348935</text:p>
          </table:table-cell>
          <table:table-cell office:value-type="float" office:value="84.9296039022392" calcext:value-type="float">
            <text:p>84,9296039022392</text:p>
          </table:table-cell>
        </table:table-row>
        <table:table-row table:style-name="ro1">
          <table:table-cell office:value-type="float" office:value="20.9401451252428" calcext:value-type="float">
            <text:p>20,9401451252428</text:p>
          </table:table-cell>
          <table:table-cell office:value-type="float" office:value="97.9883702992517" calcext:value-type="float">
            <text:p>97,9883702992517</text:p>
          </table:table-cell>
        </table:table-row>
        <table:table-row table:style-name="ro1">
          <table:table-cell office:value-type="float" office:value="17.0250215083825" calcext:value-type="float">
            <text:p>17,0250215083825</text:p>
          </table:table-cell>
          <table:table-cell office:value-type="float" office:value="96.4161688671266" calcext:value-type="float">
            <text:p>96,4161688671266</text:p>
          </table:table-cell>
        </table:table-row>
        <table:table-row table:style-name="ro1">
          <table:table-cell office:value-type="float" office:value="68.5203774539493" calcext:value-type="float">
            <text:p>68,5203774539493</text:p>
          </table:table-cell>
          <table:table-cell office:value-type="float" office:value="84.9161466593091" calcext:value-type="float">
            <text:p>84,9161466593091</text:p>
          </table:table-cell>
        </table:table-row>
        <table:table-row table:style-name="ro1">
          <table:table-cell office:value-type="float" office:value="68.0410999563886" calcext:value-type="float">
            <text:p>68,0410999563886</text:p>
          </table:table-cell>
          <table:table-cell office:value-type="float" office:value="87.5519801175813" calcext:value-type="float">
            <text:p>87,5519801175813</text:p>
          </table:table-cell>
        </table:table-row>
        <table:table-row table:style-name="ro1">
          <table:table-cell office:value-type="float" office:value="66.3131000163944" calcext:value-type="float">
            <text:p>66,3131000163944</text:p>
          </table:table-cell>
          <table:table-cell office:value-type="float" office:value="86.0765174439299" calcext:value-type="float">
            <text:p>86,0765174439299</text:p>
          </table:table-cell>
        </table:table-row>
        <table:table-row table:style-name="ro1">
          <table:table-cell office:value-type="float" office:value="67.1098332970356" calcext:value-type="float">
            <text:p>67,1098332970356</text:p>
          </table:table-cell>
          <table:table-cell office:value-type="float" office:value="84.6135781914715" calcext:value-type="float">
            <text:p>84,6135781914715</text:p>
          </table:table-cell>
        </table:table-row>
        <table:table-row table:style-name="ro1">
          <table:table-cell office:value-type="float" office:value="20.2398688366565" calcext:value-type="float">
            <text:p>20,2398688366565</text:p>
          </table:table-cell>
          <table:table-cell office:value-type="float" office:value="98.7763616971975" calcext:value-type="float">
            <text:p>98,7763616971975</text:p>
          </table:table-cell>
        </table:table-row>
        <table:table-row table:style-name="ro1">
          <table:table-cell office:value-type="float" office:value="68.1571280392918" calcext:value-type="float">
            <text:p>68,1571280392918</text:p>
          </table:table-cell>
          <table:table-cell office:value-type="float" office:value="86.7610049309926" calcext:value-type="float">
            <text:p>86,7610049309926</text:p>
          </table:table-cell>
        </table:table-row>
        <table:table-row table:style-name="ro1">
          <table:table-cell office:value-type="float" office:value="66.4823136222333" calcext:value-type="float">
            <text:p>66,4823136222333</text:p>
          </table:table-cell>
          <table:table-cell office:value-type="float" office:value="86.1352849121891" calcext:value-type="float">
            <text:p>86,1352849121891</text:p>
          </table:table-cell>
        </table:table-row>
        <table:table-row table:style-name="ro1">
          <table:table-cell office:value-type="float" office:value="20.904023003287" calcext:value-type="float">
            <text:p>20,904023003287</text:p>
          </table:table-cell>
          <table:table-cell office:value-type="float" office:value="98.3017192561978" calcext:value-type="float">
            <text:p>98,3017192561978</text:p>
          </table:table-cell>
        </table:table-row>
        <table:table-row table:style-name="ro1">
          <table:table-cell office:value-type="float" office:value="19.2112302938438" calcext:value-type="float">
            <text:p>19,2112302938438</text:p>
          </table:table-cell>
          <table:table-cell office:value-type="float" office:value="98.2668008743265" calcext:value-type="float">
            <text:p>98,2668008743265</text:p>
          </table:table-cell>
        </table:table-row>
        <table:table-row table:style-name="ro1">
          <table:table-cell office:value-type="float" office:value="68.5557802979603" calcext:value-type="float">
            <text:p>68,5557802979603</text:p>
          </table:table-cell>
          <table:table-cell office:value-type="float" office:value="87.4728006840952" calcext:value-type="float">
            <text:p>87,4728006840952</text:p>
          </table:table-cell>
        </table:table-row>
        <table:table-row table:style-name="ro1">
          <table:table-cell office:value-type="float" office:value="66.7883246497898" calcext:value-type="float">
            <text:p>66,7883246497898</text:p>
          </table:table-cell>
          <table:table-cell office:value-type="float" office:value="86.7815593292164" calcext:value-type="float">
            <text:p>86,7815593292164</text:p>
          </table:table-cell>
        </table:table-row>
        <table:table-row table:style-name="ro1">
          <table:table-cell office:value-type="float" office:value="68.8206611536451" calcext:value-type="float">
            <text:p>68,8206611536451</text:p>
          </table:table-cell>
          <table:table-cell office:value-type="float" office:value="84.9136519528998" calcext:value-type="float">
            <text:p>84,9136519528998</text:p>
          </table:table-cell>
        </table:table-row>
        <table:table-row table:style-name="ro1">
          <table:table-cell office:value-type="float" office:value="17.3838725590561" calcext:value-type="float">
            <text:p>17,3838725590561</text:p>
          </table:table-cell>
          <table:table-cell office:value-type="float" office:value="97.4332967738607" calcext:value-type="float">
            <text:p>97,4332967738607</text:p>
          </table:table-cell>
        </table:table-row>
        <table:table-row table:style-name="ro1">
          <table:table-cell office:value-type="float" office:value="18.8851136485736" calcext:value-type="float">
            <text:p>18,8851136485736</text:p>
          </table:table-cell>
          <table:table-cell office:value-type="float" office:value="98.3476291211815" calcext:value-type="float">
            <text:p>98,3476291211815</text:p>
          </table:table-cell>
        </table:table-row>
        <table:table-row table:style-name="ro1">
          <table:table-cell office:value-type="float" office:value="64.460849182758" calcext:value-type="float">
            <text:p>64,460849182758</text:p>
          </table:table-cell>
          <table:table-cell office:value-type="float" office:value="86.0025584141285" calcext:value-type="float">
            <text:p>86,0025584141285</text:p>
          </table:table-cell>
        </table:table-row>
        <table:table-row table:style-name="ro1">
          <table:table-cell office:value-type="float" office:value="67.3305053951025" calcext:value-type="float">
            <text:p>67,3305053951025</text:p>
          </table:table-cell>
          <table:table-cell office:value-type="float" office:value="86.2475266872924" calcext:value-type="float">
            <text:p>86,2475266872924</text:p>
          </table:table-cell>
        </table:table-row>
        <table:table-row table:style-name="ro1">
          <table:table-cell office:value-type="float" office:value="19.4469937335412" calcext:value-type="float">
            <text:p>19,4469937335412</text:p>
          </table:table-cell>
          <table:table-cell office:value-type="float" office:value="98.1184071772831" calcext:value-type="float">
            <text:p>98,1184071772831</text:p>
          </table:table-cell>
        </table:table-row>
        <table:table-row table:style-name="ro1">
          <table:table-cell office:value-type="float" office:value="17.4278992021812" calcext:value-type="float">
            <text:p>17,4278992021812</text:p>
          </table:table-cell>
          <table:table-cell office:value-type="float" office:value="97.8636148965011" calcext:value-type="float">
            <text:p>97,8636148965011</text:p>
          </table:table-cell>
        </table:table-row>
        <table:table-row table:style-name="ro1">
          <table:table-cell office:value-type="float" office:value="65.8813253710029" calcext:value-type="float">
            <text:p>65,8813253710029</text:p>
          </table:table-cell>
          <table:table-cell office:value-type="float" office:value="86.373599280901" calcext:value-type="float">
            <text:p>86,373599280901</text:p>
          </table:table-cell>
        </table:table-row>
        <table:table-row table:style-name="ro1">
          <table:table-cell office:value-type="float" office:value="17.5908688181004" calcext:value-type="float">
            <text:p>17,5908688181004</text:p>
          </table:table-cell>
          <table:table-cell office:value-type="float" office:value="96.5471463953641" calcext:value-type="float">
            <text:p>96,5471463953641</text:p>
          </table:table-cell>
        </table:table-row>
        <table:table-row table:style-name="ro1">
          <table:table-cell office:value-type="float" office:value="17.7323327523311" calcext:value-type="float">
            <text:p>17,7323327523311</text:p>
          </table:table-cell>
          <table:table-cell office:value-type="float" office:value="97.789891926997" calcext:value-type="float">
            <text:p>97,789891926997</text:p>
          </table:table-cell>
        </table:table-row>
        <table:table-row table:style-name="ro1">
          <table:table-cell office:value-type="float" office:value="21.0450278542821" calcext:value-type="float">
            <text:p>21,0450278542821</text:p>
          </table:table-cell>
          <table:table-cell office:value-type="float" office:value="97.251949650499" calcext:value-type="float">
            <text:p>97,251949650499</text:p>
          </table:table-cell>
        </table:table-row>
        <table:table-row table:style-name="ro1">
          <table:table-cell office:value-type="float" office:value="68.4493458738277" calcext:value-type="float">
            <text:p>68,4493458738277</text:p>
          </table:table-cell>
          <table:table-cell office:value-type="float" office:value="87.4521454036785" calcext:value-type="float">
            <text:p>87,4521454036785</text:p>
          </table:table-cell>
        </table:table-row>
        <table:table-row table:style-name="ro1">
          <table:table-cell office:value-type="float" office:value="18.2406953851931" calcext:value-type="float">
            <text:p>18,2406953851931</text:p>
          </table:table-cell>
          <table:table-cell office:value-type="float" office:value="96.1770465607343" calcext:value-type="float">
            <text:p>96,1770465607343</text:p>
          </table:table-cell>
        </table:table-row>
        <table:table-row table:style-name="ro1">
          <table:table-cell office:value-type="float" office:value="21.5892071766292" calcext:value-type="float">
            <text:p>21,5892071766292</text:p>
          </table:table-cell>
          <table:table-cell office:value-type="float" office:value="98.3577452801191" calcext:value-type="float">
            <text:p>98,3577452801191</text:p>
          </table:table-cell>
        </table:table-row>
        <table:table-row table:style-name="ro1">
          <table:table-cell office:value-type="float" office:value="64.1568423023607" calcext:value-type="float">
            <text:p>64,1568423023607</text:p>
          </table:table-cell>
          <table:table-cell office:value-type="float" office:value="87.5740719310767" calcext:value-type="float">
            <text:p>87,5740719310767</text:p>
          </table:table-cell>
        </table:table-row>
        <table:table-row table:style-name="ro1">
          <table:table-cell office:value-type="float" office:value="18.0525713602585" calcext:value-type="float">
            <text:p>18,0525713602585</text:p>
          </table:table-cell>
          <table:table-cell office:value-type="float" office:value="96.0300892218237" calcext:value-type="float">
            <text:p>96,0300892218237</text:p>
          </table:table-cell>
        </table:table-row>
        <table:table-row table:style-name="ro1">
          <table:table-cell office:value-type="float" office:value="66.1836308103973" calcext:value-type="float">
            <text:p>66,1836308103973</text:p>
          </table:table-cell>
          <table:table-cell office:value-type="float" office:value="86.1347898369848" calcext:value-type="float">
            <text:p>86,1347898369848</text:p>
          </table:table-cell>
        </table:table-row>
        <table:table-row table:style-name="ro1">
          <table:table-cell office:value-type="float" office:value="21.5505128679234" calcext:value-type="float">
            <text:p>21,5505128679234</text:p>
          </table:table-cell>
          <table:table-cell office:value-type="float" office:value="97.645881241871" calcext:value-type="float">
            <text:p>97,645881241871</text:p>
          </table:table-cell>
        </table:table-row>
        <table:table-row table:style-name="ro1">
          <table:table-cell office:value-type="float" office:value="67.6924816926188" calcext:value-type="float">
            <text:p>67,6924816926188</text:p>
          </table:table-cell>
          <table:table-cell office:value-type="float" office:value="87.5717427772182" calcext:value-type="float">
            <text:p>87,5717427772182</text:p>
          </table:table-cell>
        </table:table-row>
        <table:table-row table:style-name="ro1">
          <table:table-cell office:value-type="float" office:value="20.8366562368568" calcext:value-type="float">
            <text:p>20,8366562368568</text:p>
          </table:table-cell>
          <table:table-cell office:value-type="float" office:value="96.055286934835" calcext:value-type="float">
            <text:p>96,055286934835</text:p>
          </table:table-cell>
        </table:table-row>
        <table:table-row table:style-name="ro1">
          <table:table-cell office:value-type="float" office:value="68.5514671892007" calcext:value-type="float">
            <text:p>68,5514671892007</text:p>
          </table:table-cell>
          <table:table-cell office:value-type="float" office:value="84.5550296295328" calcext:value-type="float">
            <text:p>84,5550296295328</text:p>
          </table:table-cell>
        </table:table-row>
        <table:table-row table:style-name="ro1">
          <table:table-cell office:value-type="float" office:value="20.1108666475696" calcext:value-type="float">
            <text:p>20,1108666475696</text:p>
          </table:table-cell>
          <table:table-cell office:value-type="float" office:value="98.9975565924418" calcext:value-type="float">
            <text:p>98,9975565924418</text:p>
          </table:table-cell>
        </table:table-row>
        <table:table-row table:style-name="ro1">
          <table:table-cell office:value-type="float" office:value="21.3794124468844" calcext:value-type="float">
            <text:p>21,3794124468844</text:p>
          </table:table-cell>
          <table:table-cell office:value-type="float" office:value="96.5468966144144" calcext:value-type="float">
            <text:p>96,5468966144144</text:p>
          </table:table-cell>
        </table:table-row>
        <table:table-row table:style-name="ro1">
          <table:table-cell office:value-type="float" office:value="20.1422400903463" calcext:value-type="float">
            <text:p>20,1422400903463</text:p>
          </table:table-cell>
          <table:table-cell office:value-type="float" office:value="99.0589054545491" calcext:value-type="float">
            <text:p>99,0589054545491</text:p>
          </table:table-cell>
        </table:table-row>
        <table:table-row table:style-name="ro1">
          <table:table-cell office:value-type="float" office:value="65.0539291875519" calcext:value-type="float">
            <text:p>65,0539291875519</text:p>
          </table:table-cell>
          <table:table-cell office:value-type="float" office:value="85.8327120421639" calcext:value-type="float">
            <text:p>85,8327120421639</text:p>
          </table:table-cell>
        </table:table-row>
        <table:table-row table:style-name="ro1">
          <table:table-cell office:value-type="float" office:value="68.0520472726113" calcext:value-type="float">
            <text:p>68,0520472726113</text:p>
          </table:table-cell>
          <table:table-cell office:value-type="float" office:value="87.550291632745" calcext:value-type="float">
            <text:p>87,550291632745</text:p>
          </table:table-cell>
        </table:table-row>
        <table:table-row table:style-name="ro1">
          <table:table-cell office:value-type="float" office:value="19.8504639309598" calcext:value-type="float">
            <text:p>19,8504639309598</text:p>
          </table:table-cell>
          <table:table-cell office:value-type="float" office:value="99.1443162204387" calcext:value-type="float">
            <text:p>99,1443162204387</text:p>
          </table:table-cell>
        </table:table-row>
        <table:table-row table:style-name="ro1">
          <table:table-cell office:value-type="float" office:value="67.8879322475891" calcext:value-type="float">
            <text:p>67,8879322475891</text:p>
          </table:table-cell>
          <table:table-cell office:value-type="float" office:value="87.7721286830141" calcext:value-type="float">
            <text:p>87,7721286830141</text:p>
          </table:table-cell>
        </table:table-row>
        <table:table-row table:style-name="ro1">
          <table:table-cell office:value-type="float" office:value="20.1405577606029" calcext:value-type="float">
            <text:p>20,1405577606029</text:p>
          </table:table-cell>
          <table:table-cell office:value-type="float" office:value="95.6826059339257" calcext:value-type="float">
            <text:p>95,6826059339257</text:p>
          </table:table-cell>
        </table:table-row>
        <table:table-row table:style-name="ro1">
          <table:table-cell office:value-type="float" office:value="20.872194723708" calcext:value-type="float">
            <text:p>20,872194723708</text:p>
          </table:table-cell>
          <table:table-cell office:value-type="float" office:value="96.1978897222373" calcext:value-type="float">
            <text:p>96,1978897222373</text:p>
          </table:table-cell>
        </table:table-row>
        <table:table-row table:style-name="ro1">
          <table:table-cell office:value-type="float" office:value="21.5778407593934" calcext:value-type="float">
            <text:p>21,5778407593934</text:p>
          </table:table-cell>
          <table:table-cell office:value-type="float" office:value="97.7894875215717" calcext:value-type="float">
            <text:p>97,7894875215717</text:p>
          </table:table-cell>
        </table:table-row>
        <table:table-row table:style-name="ro1">
          <table:table-cell office:value-type="float" office:value="19.834349479235" calcext:value-type="float">
            <text:p>19,834349479235</text:p>
          </table:table-cell>
          <table:table-cell office:value-type="float" office:value="95.4364857587266" calcext:value-type="float">
            <text:p>95,4364857587266</text:p>
          </table:table-cell>
        </table:table-row>
        <table:table-row table:style-name="ro1">
          <table:table-cell office:value-type="float" office:value="17.9941918608323" calcext:value-type="float">
            <text:p>17,9941918608323</text:p>
          </table:table-cell>
          <table:table-cell office:value-type="float" office:value="96.9767912912263" calcext:value-type="float">
            <text:p>96,9767912912263</text:p>
          </table:table-cell>
        </table:table-row>
        <table:table-row table:style-name="ro1">
          <table:table-cell office:value-type="float" office:value="65.3471295193341" calcext:value-type="float">
            <text:p>65,3471295193341</text:p>
          </table:table-cell>
          <table:table-cell office:value-type="float" office:value="85.091836109539" calcext:value-type="float">
            <text:p>85,091836109539</text:p>
          </table:table-cell>
        </table:table-row>
        <table:table-row table:style-name="ro1">
          <table:table-cell office:value-type="float" office:value="19.1081702400923" calcext:value-type="float">
            <text:p>19,1081702400923</text:p>
          </table:table-cell>
          <table:table-cell office:value-type="float" office:value="98.9278632010954" calcext:value-type="float">
            <text:p>98,9278632010954</text:p>
          </table:table-cell>
        </table:table-row>
        <table:table-row table:style-name="ro1">
          <table:table-cell office:value-type="float" office:value="20.5148012590194" calcext:value-type="float">
            <text:p>20,5148012590194</text:p>
          </table:table-cell>
          <table:table-cell office:value-type="float" office:value="98.8216331584903" calcext:value-type="float">
            <text:p>98,8216331584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6T00:43:36.881335500</dc:date>
    <meta:editing-duration>PT4M</meta:editing-duration>
    <meta:editing-cycles>1</meta:editing-cycles>
    <meta:document-statistic meta:table-count="1" meta:cell-count="432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596cm" svg:height="26.183cm" xlink:href=".." xlink:type="simple" chart:class="chart:scatter" chart:style-name="ch1">
        <chart:legend chart:legend-position="end" svg:x="45.606cm" svg:y="12.796cm" style:legend-expansion="high" chart:style-name="ch2"/>
        <chart:plot-area chart:style-name="ch3" svg:x="0.931cm" svg:y="0.523cm" svg:width="43.744cm" svg:height="25.137cm">
          <chart:coordinate-region svg:x="1.771cm" svg:y="0.718cm" svg:width="42.706cm" svg:height="24.30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_A.B2:27_A.B216" chart:label-cell-address="27_A.B1:27_A.B1" chart:class="chart:scatter">
            <chart:domain table:cell-range-address="27_A.A2:27_A.A216"/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27_A.B1:27_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2924002362829">
                <text:p>18.2924002362829</text:p>
                <draw:g>
                  <svg:desc>27_A.A2:27_A.A216</svg:desc>
                </draw:g>
              </table:table-cell>
              <table:table-cell office:value-type="float" office:value="95.7255313258452">
                <text:p>95.7255313258452</text:p>
                <draw:g>
                  <svg:desc>27_A.B2:27_A.B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4576859778712">
                <text:p>67.4576859778712</text:p>
              </table:table-cell>
              <table:table-cell office:value-type="float" office:value="84.9125033245346">
                <text:p>84.9125033245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3163446771007">
                <text:p>21.3163446771007</text:p>
              </table:table-cell>
              <table:table-cell office:value-type="float" office:value="95.7193394030469">
                <text:p>95.7193394030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6080607279406">
                <text:p>64.6080607279406</text:p>
              </table:table-cell>
              <table:table-cell office:value-type="float" office:value="84.6392377942624">
                <text:p>84.639237794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0921765223359">
                <text:p>21.0921765223359</text:p>
              </table:table-cell>
              <table:table-cell office:value-type="float" office:value="96.8970407653503">
                <text:p>96.8970407653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2085524800817">
                <text:p>69.2085524800817</text:p>
              </table:table-cell>
              <table:table-cell office:value-type="float" office:value="84.9024933746084">
                <text:p>84.9024933746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5021310127496">
                <text:p>69.5021310127496</text:p>
              </table:table-cell>
              <table:table-cell office:value-type="float" office:value="85.2040814426439">
                <text:p>85.2040814426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8677316660599">
                <text:p>16.8677316660599</text:p>
              </table:table-cell>
              <table:table-cell office:value-type="float" office:value="98.3353829661483">
                <text:p>98.3353829661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6186799718604">
                <text:p>67.6186799718604</text:p>
              </table:table-cell>
              <table:table-cell office:value-type="float" office:value="87.1468938662271">
                <text:p>87.1468938662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9897476600298">
                <text:p>68.9897476600298</text:p>
              </table:table-cell>
              <table:table-cell office:value-type="float" office:value="85.0841177446337">
                <text:p>85.0841177446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265454086823">
                <text:p>67.265454086823</text:p>
              </table:table-cell>
              <table:table-cell office:value-type="float" office:value="84.9912131981757">
                <text:p>84.9912131981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5405806054504">
                <text:p>68.5405806054504</text:p>
              </table:table-cell>
              <table:table-cell office:value-type="float" office:value="86.2501184058947">
                <text:p>86.250118405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7399732467038">
                <text:p>64.7399732467038</text:p>
              </table:table-cell>
              <table:table-cell office:value-type="float" office:value="87.4350964913759">
                <text:p>87.4350964913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0947878138529">
                <text:p>69.0947878138529</text:p>
              </table:table-cell>
              <table:table-cell office:value-type="float" office:value="84.876308122339">
                <text:p>84.876308122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0834835859034">
                <text:p>22.0834835859034</text:p>
              </table:table-cell>
              <table:table-cell office:value-type="float" office:value="97.8885620616161">
                <text:p>97.8885620616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4248811606275">
                <text:p>68.4248811606275</text:p>
              </table:table-cell>
              <table:table-cell office:value-type="float" office:value="85.2215267691635">
                <text:p>85.2215267691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6684950745131">
                <text:p>64.6684950745131</text:p>
              </table:table-cell>
              <table:table-cell office:value-type="float" office:value="85.96485991667">
                <text:p>85.96485991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8433894986194">
                <text:p>17.8433894986194</text:p>
              </table:table-cell>
              <table:table-cell office:value-type="float" office:value="98.2448864120337">
                <text:p>98.2448864120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.1679306699998">
                <text:p>69.1679306699998</text:p>
              </table:table-cell>
              <table:table-cell office:value-type="float" office:value="87.1503894055141">
                <text:p>87.1503894055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.5804614554836">
                <text:p>64.5804614554836</text:p>
              </table:table-cell>
              <table:table-cell office:value-type="float" office:value="85.2193163995193">
                <text:p>85.2193163995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794423740791">
                <text:p>19.794423740791</text:p>
              </table:table-cell>
              <table:table-cell office:value-type="float" office:value="96.3746185336301">
                <text:p>96.3746185336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1953896904553">
                <text:p>19.1953896904553</text:p>
              </table:table-cell>
              <table:table-cell office:value-type="float" office:value="97.9469965887751">
                <text:p>97.9469965887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8852016329926">
                <text:p>66.8852016329926</text:p>
              </table:table-cell>
              <table:table-cell office:value-type="float" office:value="87.1760549638369">
                <text:p>87.1760549638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3797918838775">
                <text:p>19.3797918838775</text:p>
              </table:table-cell>
              <table:table-cell office:value-type="float" office:value="98.8620803392424">
                <text:p>98.8620803392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7194154271227">
                <text:p>18.7194154271227</text:p>
              </table:table-cell>
              <table:table-cell office:value-type="float" office:value="97.006382668947">
                <text:p>97.006382668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.7013400659037">
                <text:p>69.7013400659037</text:p>
              </table:table-cell>
              <table:table-cell office:value-type="float" office:value="87.255815328334">
                <text:p>87.255815328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692210894082">
                <text:p>64.8692210894082</text:p>
              </table:table-cell>
              <table:table-cell office:value-type="float" office:value="86.1748372666472">
                <text:p>86.1748372666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7834064927362">
                <text:p>67.7834064927362</text:p>
              </table:table-cell>
              <table:table-cell office:value-type="float" office:value="86.350726114355">
                <text:p>86.350726114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0558766165652">
                <text:p>19.0558766165652</text:p>
              </table:table-cell>
              <table:table-cell office:value-type="float" office:value="97.8062616062491">
                <text:p>97.80626160624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4761840833213">
                <text:p>20.4761840833213</text:p>
              </table:table-cell>
              <table:table-cell office:value-type="float" office:value="97.6479749150365">
                <text:p>97.6479749150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5275324873084">
                <text:p>22.5275324873084</text:p>
              </table:table-cell>
              <table:table-cell office:value-type="float" office:value="98.4468503270668">
                <text:p>98.4468503270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.4549978134299">
                <text:p>69.4549978134299</text:p>
              </table:table-cell>
              <table:table-cell office:value-type="float" office:value="86.1453680373472">
                <text:p>86.1453680373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3033784430962">
                <text:p>66.3033784430962</text:p>
              </table:table-cell>
              <table:table-cell office:value-type="float" office:value="86.2811101759018">
                <text:p>86.2811101759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.3804910893487">
                <text:p>67.3804910893487</text:p>
              </table:table-cell>
              <table:table-cell office:value-type="float" office:value="86.0209293261936">
                <text:p>86.02092932619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.5694189048149">
                <text:p>64.5694189048149</text:p>
              </table:table-cell>
              <table:table-cell office:value-type="float" office:value="84.6230423999126">
                <text:p>84.62304239991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3508747192323">
                <text:p>18.3508747192323</text:p>
              </table:table-cell>
              <table:table-cell office:value-type="float" office:value="95.9498049239953">
                <text:p>95.9498049239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7807462200971">
                <text:p>18.7807462200971</text:p>
              </table:table-cell>
              <table:table-cell office:value-type="float" office:value="96.7005409437582">
                <text:p>96.7005409437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.9671632431507">
                <text:p>67.9671632431507</text:p>
              </table:table-cell>
              <table:table-cell office:value-type="float" office:value="87.7816950835023">
                <text:p>87.7816950835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8999351929248">
                <text:p>20.8999351929248</text:p>
              </table:table-cell>
              <table:table-cell office:value-type="float" office:value="98.9413399186423">
                <text:p>98.9413399186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4654137588669">
                <text:p>20.4654137588669</text:p>
              </table:table-cell>
              <table:table-cell office:value-type="float" office:value="97.0435992672199">
                <text:p>97.0435992672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202350669742">
                <text:p>19.4202350669742</text:p>
              </table:table-cell>
              <table:table-cell office:value-type="float" office:value="97.9103574131428">
                <text:p>97.9103574131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5134976781535">
                <text:p>18.5134976781535</text:p>
              </table:table-cell>
              <table:table-cell office:value-type="float" office:value="97.1337359798595">
                <text:p>97.1337359798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667488399327">
                <text:p>19.667488399327</text:p>
              </table:table-cell>
              <table:table-cell office:value-type="float" office:value="98.2281595409154">
                <text:p>98.2281595409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.3205276151661">
                <text:p>69.3205276151661</text:p>
              </table:table-cell>
              <table:table-cell office:value-type="float" office:value="84.5421291220355">
                <text:p>84.5421291220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1312015578014">
                <text:p>68.1312015578014</text:p>
              </table:table-cell>
              <table:table-cell office:value-type="float" office:value="86.0434511579242">
                <text:p>86.0434511579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013809703995">
                <text:p>22.5013809703995</text:p>
              </table:table-cell>
              <table:table-cell office:value-type="float" office:value="96.8900224021996">
                <text:p>96.8900224021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0023988932889">
                <text:p>19.0023988932889</text:p>
              </table:table-cell>
              <table:table-cell office:value-type="float" office:value="96.721480605873">
                <text:p>96.721480605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2731750095701">
                <text:p>17.2731750095701</text:p>
              </table:table-cell>
              <table:table-cell office:value-type="float" office:value="97.4459237762966">
                <text:p>97.4459237762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3457361769196">
                <text:p>69.3457361769196</text:p>
              </table:table-cell>
              <table:table-cell office:value-type="float" office:value="87.7090669490556">
                <text:p>87.7090669490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.8105629521386">
                <text:p>64.8105629521386</text:p>
              </table:table-cell>
              <table:table-cell office:value-type="float" office:value="84.8680518747815">
                <text:p>84.8680518747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6529010435507">
                <text:p>18.6529010435507</text:p>
              </table:table-cell>
              <table:table-cell office:value-type="float" office:value="97.9378452217643">
                <text:p>97.93784522176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4548153116258">
                <text:p>69.4548153116258</text:p>
              </table:table-cell>
              <table:table-cell office:value-type="float" office:value="84.8654122049192">
                <text:p>84.8654122049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0452418043352">
                <text:p>67.0452418043352</text:p>
              </table:table-cell>
              <table:table-cell office:value-type="float" office:value="86.957919177639">
                <text:p>86.957919177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3438554776638">
                <text:p>64.3438554776638</text:p>
              </table:table-cell>
              <table:table-cell office:value-type="float" office:value="87.0594958111732">
                <text:p>87.05949581117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0050542269">
                <text:p>66.840050542269</text:p>
              </table:table-cell>
              <table:table-cell office:value-type="float" office:value="85.9207117186139">
                <text:p>85.9207117186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3639382766445">
                <text:p>19.3639382766445</text:p>
              </table:table-cell>
              <table:table-cell office:value-type="float" office:value="98.1170736252742">
                <text:p>98.1170736252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4628894551566">
                <text:p>21.4628894551566</text:p>
              </table:table-cell>
              <table:table-cell office:value-type="float" office:value="96.5119394409486">
                <text:p>96.5119394409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9360057792428">
                <text:p>20.9360057792428</text:p>
              </table:table-cell>
              <table:table-cell office:value-type="float" office:value="98.7869883503221">
                <text:p>98.7869883503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.6572362994954">
                <text:p>65.6572362994954</text:p>
              </table:table-cell>
              <table:table-cell office:value-type="float" office:value="87.0202253215789">
                <text:p>87.0202253215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.7817781094312">
                <text:p>66.7817781094312</text:p>
              </table:table-cell>
              <table:table-cell office:value-type="float" office:value="85.1739197642479">
                <text:p>85.17391976424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0064611406943">
                <text:p>22.0064611406943</text:p>
              </table:table-cell>
              <table:table-cell office:value-type="float" office:value="98.1513873878479">
                <text:p>98.15138738784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.7602812502259">
                <text:p>67.7602812502259</text:p>
              </table:table-cell>
              <table:table-cell office:value-type="float" office:value="85.1070005771996">
                <text:p>85.1070005771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381141065087">
                <text:p>17.381141065087</text:p>
              </table:table-cell>
              <table:table-cell office:value-type="float" office:value="96.0426813067573">
                <text:p>96.0426813067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4517680350422">
                <text:p>20.4517680350422</text:p>
              </table:table-cell>
              <table:table-cell office:value-type="float" office:value="98.5996659895133">
                <text:p>98.5996659895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.1228843773534">
                <text:p>67.1228843773534</text:p>
              </table:table-cell>
              <table:table-cell office:value-type="float" office:value="87.0854296454101">
                <text:p>87.0854296454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.6469418478597">
                <text:p>66.6469418478597</text:p>
              </table:table-cell>
              <table:table-cell office:value-type="float" office:value="84.9813985152438">
                <text:p>84.9813985152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9083840666638">
                <text:p>65.9083840666638</text:p>
              </table:table-cell>
              <table:table-cell office:value-type="float" office:value="87.438123675954">
                <text:p>87.438123675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5777961925904">
                <text:p>21.5777961925904</text:p>
              </table:table-cell>
              <table:table-cell office:value-type="float" office:value="95.8059572979973">
                <text:p>95.80595729799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0354699960952">
                <text:p>68.0354699960952</text:p>
              </table:table-cell>
              <table:table-cell office:value-type="float" office:value="86.8260584763359">
                <text:p>86.82605847633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0609650821237">
                <text:p>17.0609650821237</text:p>
              </table:table-cell>
              <table:table-cell office:value-type="float" office:value="98.9793896017256">
                <text:p>98.9793896017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0044181601702">
                <text:p>18.0044181601702</text:p>
              </table:table-cell>
              <table:table-cell office:value-type="float" office:value="97.4477794114347">
                <text:p>97.44777941143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9406263863629">
                <text:p>63.9406263863629</text:p>
              </table:table-cell>
              <table:table-cell office:value-type="float" office:value="87.7775103178197">
                <text:p>87.7775103178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9006555908693">
                <text:p>17.9006555908693</text:p>
              </table:table-cell>
              <table:table-cell office:value-type="float" office:value="96.809440181838">
                <text:p>96.8094401818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.5038552070227">
                <text:p>66.5038552070227</text:p>
              </table:table-cell>
              <table:table-cell office:value-type="float" office:value="85.6467275933209">
                <text:p>85.6467275933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.5359412537731">
                <text:p>68.5359412537731</text:p>
              </table:table-cell>
              <table:table-cell office:value-type="float" office:value="86.2232792142258">
                <text:p>86.2232792142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5831084089629">
                <text:p>21.5831084089629</text:p>
              </table:table-cell>
              <table:table-cell office:value-type="float" office:value="97.4404604925473">
                <text:p>97.44046049254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3289260970649">
                <text:p>20.3289260970649</text:p>
              </table:table-cell>
              <table:table-cell office:value-type="float" office:value="98.7996885811558">
                <text:p>98.7996885811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.6643430175245">
                <text:p>64.6643430175245</text:p>
              </table:table-cell>
              <table:table-cell office:value-type="float" office:value="84.9003883643493">
                <text:p>84.9003883643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.883234466842">
                <text:p>64.883234466842</text:p>
              </table:table-cell>
              <table:table-cell office:value-type="float" office:value="85.9143655560047">
                <text:p>85.91436555600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.0698764029337">
                <text:p>67.0698764029337</text:p>
              </table:table-cell>
              <table:table-cell office:value-type="float" office:value="84.9569145863088">
                <text:p>84.95691458630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9736082615616">
                <text:p>17.9736082615616</text:p>
              </table:table-cell>
              <table:table-cell office:value-type="float" office:value="98.8973974543072">
                <text:p>98.89739745430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.2891742573827">
                <text:p>66.2891742573827</text:p>
              </table:table-cell>
              <table:table-cell office:value-type="float" office:value="86.5637485087087">
                <text:p>86.5637485087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.0365321875991">
                <text:p>66.0365321875991</text:p>
              </table:table-cell>
              <table:table-cell office:value-type="float" office:value="85.6133236772971">
                <text:p>85.613323677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9287808629716">
                <text:p>19.9287808629716</text:p>
              </table:table-cell>
              <table:table-cell office:value-type="float" office:value="96.8120442161187">
                <text:p>96.81204421611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.5572923028876">
                <text:p>66.5572923028876</text:p>
              </table:table-cell>
              <table:table-cell office:value-type="float" office:value="86.7824516940927">
                <text:p>86.7824516940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.3473767663409">
                <text:p>67.3473767663409</text:p>
              </table:table-cell>
              <table:table-cell office:value-type="float" office:value="84.7194793761609">
                <text:p>84.71947937616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1023951383202">
                <text:p>19.1023951383202</text:p>
              </table:table-cell>
              <table:table-cell office:value-type="float" office:value="97.1969259404405">
                <text:p>97.19692594044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6704845646301">
                <text:p>68.6704845646301</text:p>
              </table:table-cell>
              <table:table-cell office:value-type="float" office:value="86.5928480462737">
                <text:p>86.59284804627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.2852735638714">
                <text:p>69.2852735638714</text:p>
              </table:table-cell>
              <table:table-cell office:value-type="float" office:value="84.7269979337335">
                <text:p>84.7269979337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57066145873">
                <text:p>20.57066145873</text:p>
              </table:table-cell>
              <table:table-cell office:value-type="float" office:value="96.6557287085042">
                <text:p>96.6557287085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3272600190405">
                <text:p>21.3272600190405</text:p>
              </table:table-cell>
              <table:table-cell office:value-type="float" office:value="98.3045847952519">
                <text:p>98.3045847952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.2692642441417">
                <text:p>64.2692642441417</text:p>
              </table:table-cell>
              <table:table-cell office:value-type="float" office:value="87.3930763992718">
                <text:p>87.3930763992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044430245239">
                <text:p>22.044430245239</text:p>
              </table:table-cell>
              <table:table-cell office:value-type="float" office:value="97.675276623735">
                <text:p>97.6752766237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1828198637496">
                <text:p>68.1828198637496</text:p>
              </table:table-cell>
              <table:table-cell office:value-type="float" office:value="87.387478885552">
                <text:p>87.3874788855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0876571980605">
                <text:p>22.0876571980605</text:p>
              </table:table-cell>
              <table:table-cell office:value-type="float" office:value="96.1235263989586">
                <text:p>96.1235263989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.1369356276989">
                <text:p>66.1369356276989</text:p>
              </table:table-cell>
              <table:table-cell office:value-type="float" office:value="86.7187592131466">
                <text:p>86.71875921314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.3811565090872">
                <text:p>66.3811565090872</text:p>
              </table:table-cell>
              <table:table-cell office:value-type="float" office:value="84.8439899940737">
                <text:p>84.84398999407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.9046043425458">
                <text:p>64.9046043425458</text:p>
              </table:table-cell>
              <table:table-cell office:value-type="float" office:value="87.4788397259979">
                <text:p>87.4788397259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1532150077619">
                <text:p>22.1532150077619</text:p>
              </table:table-cell>
              <table:table-cell office:value-type="float" office:value="96.0192483397586">
                <text:p>96.01924833975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0561152491956">
                <text:p>22.0561152491956</text:p>
              </table:table-cell>
              <table:table-cell office:value-type="float" office:value="96.7880298959731">
                <text:p>96.78802989597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1726774075194">
                <text:p>22.1726774075194</text:p>
              </table:table-cell>
              <table:table-cell office:value-type="float" office:value="96.0594473999432">
                <text:p>96.05944739994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5023428578471">
                <text:p>21.5023428578471</text:p>
              </table:table-cell>
              <table:table-cell office:value-type="float" office:value="96.7126383936342">
                <text:p>96.71263839363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.7758723817783">
                <text:p>67.7758723817783</text:p>
              </table:table-cell>
              <table:table-cell office:value-type="float" office:value="86.7599706553679">
                <text:p>86.7599706553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.9861889559672">
                <text:p>68.9861889559672</text:p>
              </table:table-cell>
              <table:table-cell office:value-type="float" office:value="85.3047211198057">
                <text:p>85.30472111980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.2643702807618">
                <text:p>67.2643702807618</text:p>
              </table:table-cell>
              <table:table-cell office:value-type="float" office:value="87.5094117035376">
                <text:p>87.5094117035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.3041617824432">
                <text:p>69.3041617824432</text:p>
              </table:table-cell>
              <table:table-cell office:value-type="float" office:value="86.2053059260968">
                <text:p>86.20530592609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.5718193333713">
                <text:p>67.5718193333713</text:p>
              </table:table-cell>
              <table:table-cell office:value-type="float" office:value="87.7237651285862">
                <text:p>87.72376512858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8791128754976">
                <text:p>17.8791128754976</text:p>
              </table:table-cell>
              <table:table-cell office:value-type="float" office:value="98.1769023071258">
                <text:p>98.17690230712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.7734459550431">
                <text:p>67.7734459550431</text:p>
              </table:table-cell>
              <table:table-cell office:value-type="float" office:value="86.2432223378343">
                <text:p>86.24322233783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6228576328033">
                <text:p>18.6228576328033</text:p>
              </table:table-cell>
              <table:table-cell office:value-type="float" office:value="96.472201807506">
                <text:p>96.4722018075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023945204089">
                <text:p>22.1023945204089</text:p>
              </table:table-cell>
              <table:table-cell office:value-type="float" office:value="96.2912469111617">
                <text:p>96.29124691116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.1687611934887">
                <text:p>69.1687611934887</text:p>
              </table:table-cell>
              <table:table-cell office:value-type="float" office:value="85.3169875253861">
                <text:p>85.31698752538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.8681601284309">
                <text:p>67.8681601284309</text:p>
              </table:table-cell>
              <table:table-cell office:value-type="float" office:value="86.2703452591442">
                <text:p>86.27034525914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.8839471177233">
                <text:p>65.8839471177233</text:p>
              </table:table-cell>
              <table:table-cell office:value-type="float" office:value="87.749233569668">
                <text:p>87.7492335696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.144306843875">
                <text:p>64.144306843875</text:p>
              </table:table-cell>
              <table:table-cell office:value-type="float" office:value="86.25867241884">
                <text:p>86.258672418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3157508685958">
                <text:p>17.3157508685958</text:p>
              </table:table-cell>
              <table:table-cell office:value-type="float" office:value="98.6310297346856">
                <text:p>98.63102973468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.9356583198746">
                <text:p>66.9356583198746</text:p>
              </table:table-cell>
              <table:table-cell office:value-type="float" office:value="86.4093038113579">
                <text:p>86.40930381135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7616513009467">
                <text:p>18.7616513009467</text:p>
              </table:table-cell>
              <table:table-cell office:value-type="float" office:value="97.2513892962922">
                <text:p>97.2513892962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4611325853631">
                <text:p>19.4611325853631</text:p>
              </table:table-cell>
              <table:table-cell office:value-type="float" office:value="97.6506238571828">
                <text:p>97.65062385718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6585241564389">
                <text:p>68.6585241564389</text:p>
              </table:table-cell>
              <table:table-cell office:value-type="float" office:value="86.0226308638898">
                <text:p>86.0226308638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.5720786636024">
                <text:p>64.5720786636024</text:p>
              </table:table-cell>
              <table:table-cell office:value-type="float" office:value="84.9780184938945">
                <text:p>84.97801849389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.6423399827317">
                <text:p>69.6423399827317</text:p>
              </table:table-cell>
              <table:table-cell office:value-type="float" office:value="86.6059316298208">
                <text:p>86.60593162982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3577601243851">
                <text:p>69.3577601243851</text:p>
              </table:table-cell>
              <table:table-cell office:value-type="float" office:value="85.6617426582704">
                <text:p>85.66174265827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9493984427698">
                <text:p>63.9493984427698</text:p>
              </table:table-cell>
              <table:table-cell office:value-type="float" office:value="87.3553928212323">
                <text:p>87.35539282123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6814638550432">
                <text:p>17.6814638550432</text:p>
              </table:table-cell>
              <table:table-cell office:value-type="float" office:value="98.5159837472754">
                <text:p>98.51598374727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.5982984086354">
                <text:p>65.5982984086354</text:p>
              </table:table-cell>
              <table:table-cell office:value-type="float" office:value="87.2533790127571">
                <text:p>87.25337901275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.219095760515">
                <text:p>67.219095760515</text:p>
              </table:table-cell>
              <table:table-cell office:value-type="float" office:value="85.9976366459882">
                <text:p>85.99763664598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8450055334116">
                <text:p>19.8450055334116</text:p>
              </table:table-cell>
              <table:table-cell office:value-type="float" office:value="95.9665625140953">
                <text:p>95.96656251409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6552812291837">
                <text:p>19.6552812291837</text:p>
              </table:table-cell>
              <table:table-cell office:value-type="float" office:value="98.4817006503566">
                <text:p>98.48170065035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9209213136369">
                <text:p>21.9209213136369</text:p>
              </table:table-cell>
              <table:table-cell office:value-type="float" office:value="98.6199274546854">
                <text:p>98.61992745468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0407818915479">
                <text:p>19.0407818915479</text:p>
              </table:table-cell>
              <table:table-cell office:value-type="float" office:value="97.7490746488043">
                <text:p>97.74907464880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.3430894671107">
                <text:p>67.3430894671107</text:p>
              </table:table-cell>
              <table:table-cell office:value-type="float" office:value="84.8276511845775">
                <text:p>84.82765118457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4768862698726">
                <text:p>20.4768862698726</text:p>
              </table:table-cell>
              <table:table-cell office:value-type="float" office:value="98.0724351448613">
                <text:p>98.07243514486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942334504549">
                <text:p>17.942334504549</text:p>
              </table:table-cell>
              <table:table-cell office:value-type="float" office:value="98.3005633722263">
                <text:p>98.30056337222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.9864070504536">
                <text:p>63.9864070504536</text:p>
              </table:table-cell>
              <table:table-cell office:value-type="float" office:value="84.7432034273927">
                <text:p>84.74320342739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9984148224667">
                <text:p>16.9984148224667</text:p>
              </table:table-cell>
              <table:table-cell office:value-type="float" office:value="95.6727515672738">
                <text:p>95.67275156727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371132185836">
                <text:p>68.371132185836</text:p>
              </table:table-cell>
              <table:table-cell office:value-type="float" office:value="85.6140613357221">
                <text:p>85.61406133572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.2283400632144">
                <text:p>67.2283400632144</text:p>
              </table:table-cell>
              <table:table-cell office:value-type="float" office:value="84.9295906105642">
                <text:p>84.92959061056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4447182709764">
                <text:p>22.4447182709764</text:p>
              </table:table-cell>
              <table:table-cell office:value-type="float" office:value="98.8088548295355">
                <text:p>98.80885482953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.2904123906295">
                <text:p>66.2904123906295</text:p>
              </table:table-cell>
              <table:table-cell office:value-type="float" office:value="85.9921363413355">
                <text:p>85.99213634133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.589110342127">
                <text:p>64.589110342127</text:p>
              </table:table-cell>
              <table:table-cell office:value-type="float" office:value="87.2266580892146">
                <text:p>87.22665808921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.6247851061606">
                <text:p>67.6247851061606</text:p>
              </table:table-cell>
              <table:table-cell office:value-type="float" office:value="87.8280030515342">
                <text:p>87.82800305153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4081676504705">
                <text:p>18.4081676504705</text:p>
              </table:table-cell>
              <table:table-cell office:value-type="float" office:value="97.8345655256981">
                <text:p>97.83456552569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8154581348188">
                <text:p>20.8154581348188</text:p>
              </table:table-cell>
              <table:table-cell office:value-type="float" office:value="97.9203375477056">
                <text:p>97.9203375477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4087380655588">
                <text:p>21.4087380655588</text:p>
              </table:table-cell>
              <table:table-cell office:value-type="float" office:value="98.2507723015079">
                <text:p>98.25077230150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0899575203308">
                <text:p>64.0899575203308</text:p>
              </table:table-cell>
              <table:table-cell office:value-type="float" office:value="86.1858513726948">
                <text:p>86.18585137269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.6827849437914">
                <text:p>20.6827849437914</text:p>
              </table:table-cell>
              <table:table-cell office:value-type="float" office:value="96.3978009897047">
                <text:p>96.39780098970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5993695771221">
                <text:p>66.5993695771221</text:p>
              </table:table-cell>
              <table:table-cell office:value-type="float" office:value="86.6895799439602">
                <text:p>86.68957994396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7004177211565">
                <text:p>21.7004177211565</text:p>
              </table:table-cell>
              <table:table-cell office:value-type="float" office:value="98.3305093756197">
                <text:p>98.3305093756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.2485391157167">
                <text:p>65.2485391157167</text:p>
              </table:table-cell>
              <table:table-cell office:value-type="float" office:value="87.2277477918646">
                <text:p>87.22774779186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.0836026900486">
                <text:p>66.0836026900486</text:p>
              </table:table-cell>
              <table:table-cell office:value-type="float" office:value="86.2990661977506">
                <text:p>86.29906619775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.4653295422782">
                <text:p>69.4653295422782</text:p>
              </table:table-cell>
              <table:table-cell office:value-type="float" office:value="86.5298474297299">
                <text:p>86.52984742972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6879844964848">
                <text:p>21.6879844964848</text:p>
              </table:table-cell>
              <table:table-cell office:value-type="float" office:value="97.4238785214957">
                <text:p>97.42387852149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.0299032830672">
                <text:p>67.0299032830672</text:p>
              </table:table-cell>
              <table:table-cell office:value-type="float" office:value="84.5659609807322">
                <text:p>84.56596098073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4401257853315">
                <text:p>20.4401257853315</text:p>
              </table:table-cell>
              <table:table-cell office:value-type="float" office:value="96.0085747990836">
                <text:p>96.0085747990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.6307918610481">
                <text:p>68.6307918610481</text:p>
              </table:table-cell>
              <table:table-cell office:value-type="float" office:value="84.8870265619132">
                <text:p>84.88702656191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.2713654582019">
                <text:p>68.2713654582019</text:p>
              </table:table-cell>
              <table:table-cell office:value-type="float" office:value="85.241006695924">
                <text:p>85.2410066959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.8293273018704">
                <text:p>66.8293273018704</text:p>
              </table:table-cell>
              <table:table-cell office:value-type="float" office:value="85.1452507570629">
                <text:p>85.14525075706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562107033841">
                <text:p>19.562107033841</text:p>
              </table:table-cell>
              <table:table-cell office:value-type="float" office:value="96.7635459718265">
                <text:p>96.76354597182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2139134817571">
                <text:p>18.2139134817571</text:p>
              </table:table-cell>
              <table:table-cell office:value-type="float" office:value="96.4571534104346">
                <text:p>96.45715341043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.7490144024703">
                <text:p>68.7490144024703</text:p>
              </table:table-cell>
              <table:table-cell office:value-type="float" office:value="87.0127143250348">
                <text:p>87.01271432503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257584307355">
                <text:p>19.257584307355</text:p>
              </table:table-cell>
              <table:table-cell office:value-type="float" office:value="98.1135094396363">
                <text:p>98.11350943963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.1013384628753">
                <text:p>64.1013384628753</text:p>
              </table:table-cell>
              <table:table-cell office:value-type="float" office:value="87.8359615448645">
                <text:p>87.8359615448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8736069958345">
                <text:p>17.8736069958345</text:p>
              </table:table-cell>
              <table:table-cell office:value-type="float" office:value="98.468234842977">
                <text:p>98.4682348429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0001539864605">
                <text:p>19.0001539864605</text:p>
              </table:table-cell>
              <table:table-cell office:value-type="float" office:value="96.0331178036803">
                <text:p>96.03311780368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.2404389348935">
                <text:p>69.2404389348935</text:p>
              </table:table-cell>
              <table:table-cell office:value-type="float" office:value="84.9296039022392">
                <text:p>84.92960390223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9401451252428">
                <text:p>20.9401451252428</text:p>
              </table:table-cell>
              <table:table-cell office:value-type="float" office:value="97.9883702992517">
                <text:p>97.98837029925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0250215083825">
                <text:p>17.0250215083825</text:p>
              </table:table-cell>
              <table:table-cell office:value-type="float" office:value="96.4161688671266">
                <text:p>96.41616886712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.5203774539493">
                <text:p>68.5203774539493</text:p>
              </table:table-cell>
              <table:table-cell office:value-type="float" office:value="84.9161466593091">
                <text:p>84.91614665930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.0410999563886">
                <text:p>68.0410999563886</text:p>
              </table:table-cell>
              <table:table-cell office:value-type="float" office:value="87.5519801175813">
                <text:p>87.55198011758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.3131000163944">
                <text:p>66.3131000163944</text:p>
              </table:table-cell>
              <table:table-cell office:value-type="float" office:value="86.0765174439299">
                <text:p>86.0765174439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.1098332970356">
                <text:p>67.1098332970356</text:p>
              </table:table-cell>
              <table:table-cell office:value-type="float" office:value="84.6135781914715">
                <text:p>84.6135781914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2398688366565">
                <text:p>20.2398688366565</text:p>
              </table:table-cell>
              <table:table-cell office:value-type="float" office:value="98.7763616971975">
                <text:p>98.77636169719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.1571280392918">
                <text:p>68.1571280392918</text:p>
              </table:table-cell>
              <table:table-cell office:value-type="float" office:value="86.7610049309926">
                <text:p>86.76100493099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.4823136222333">
                <text:p>66.4823136222333</text:p>
              </table:table-cell>
              <table:table-cell office:value-type="float" office:value="86.1352849121891">
                <text:p>86.1352849121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904023003287">
                <text:p>20.904023003287</text:p>
              </table:table-cell>
              <table:table-cell office:value-type="float" office:value="98.3017192561978">
                <text:p>98.30171925619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2112302938438">
                <text:p>19.2112302938438</text:p>
              </table:table-cell>
              <table:table-cell office:value-type="float" office:value="98.2668008743265">
                <text:p>98.26680087432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.5557802979603">
                <text:p>68.5557802979603</text:p>
              </table:table-cell>
              <table:table-cell office:value-type="float" office:value="87.4728006840952">
                <text:p>87.47280068409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.7883246497898">
                <text:p>66.7883246497898</text:p>
              </table:table-cell>
              <table:table-cell office:value-type="float" office:value="86.7815593292164">
                <text:p>86.78155932921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.8206611536451">
                <text:p>68.8206611536451</text:p>
              </table:table-cell>
              <table:table-cell office:value-type="float" office:value="84.9136519528998">
                <text:p>84.9136519528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3838725590561">
                <text:p>17.3838725590561</text:p>
              </table:table-cell>
              <table:table-cell office:value-type="float" office:value="97.4332967738607">
                <text:p>97.43329677386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8851136485736">
                <text:p>18.8851136485736</text:p>
              </table:table-cell>
              <table:table-cell office:value-type="float" office:value="98.3476291211815">
                <text:p>98.34762912118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4.460849182758">
                <text:p>64.460849182758</text:p>
              </table:table-cell>
              <table:table-cell office:value-type="float" office:value="86.0025584141285">
                <text:p>86.00255841412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.3305053951025">
                <text:p>67.3305053951025</text:p>
              </table:table-cell>
              <table:table-cell office:value-type="float" office:value="86.2475266872924">
                <text:p>86.24752668729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4469937335412">
                <text:p>19.4469937335412</text:p>
              </table:table-cell>
              <table:table-cell office:value-type="float" office:value="98.1184071772831">
                <text:p>98.11840717728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4278992021812">
                <text:p>17.4278992021812</text:p>
              </table:table-cell>
              <table:table-cell office:value-type="float" office:value="97.8636148965011">
                <text:p>97.8636148965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.8813253710029">
                <text:p>65.8813253710029</text:p>
              </table:table-cell>
              <table:table-cell office:value-type="float" office:value="86.373599280901">
                <text:p>86.3735992809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5908688181004">
                <text:p>17.5908688181004</text:p>
              </table:table-cell>
              <table:table-cell office:value-type="float" office:value="96.5471463953641">
                <text:p>96.54714639536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7323327523311">
                <text:p>17.7323327523311</text:p>
              </table:table-cell>
              <table:table-cell office:value-type="float" office:value="97.789891926997">
                <text:p>97.7898919269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0450278542821">
                <text:p>21.0450278542821</text:p>
              </table:table-cell>
              <table:table-cell office:value-type="float" office:value="97.251949650499">
                <text:p>97.2519496504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8.4493458738277">
                <text:p>68.4493458738277</text:p>
              </table:table-cell>
              <table:table-cell office:value-type="float" office:value="87.4521454036785">
                <text:p>87.45214540367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2406953851931">
                <text:p>18.2406953851931</text:p>
              </table:table-cell>
              <table:table-cell office:value-type="float" office:value="96.1770465607343">
                <text:p>96.17704656073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5892071766292">
                <text:p>21.5892071766292</text:p>
              </table:table-cell>
              <table:table-cell office:value-type="float" office:value="98.3577452801191">
                <text:p>98.35774528011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4.1568423023607">
                <text:p>64.1568423023607</text:p>
              </table:table-cell>
              <table:table-cell office:value-type="float" office:value="87.5740719310767">
                <text:p>87.57407193107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525713602585">
                <text:p>18.0525713602585</text:p>
              </table:table-cell>
              <table:table-cell office:value-type="float" office:value="96.0300892218237">
                <text:p>96.03008922182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6.1836308103973">
                <text:p>66.1836308103973</text:p>
              </table:table-cell>
              <table:table-cell office:value-type="float" office:value="86.1347898369848">
                <text:p>86.13478983698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5505128679234">
                <text:p>21.5505128679234</text:p>
              </table:table-cell>
              <table:table-cell office:value-type="float" office:value="97.645881241871">
                <text:p>97.6458812418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.6924816926188">
                <text:p>67.6924816926188</text:p>
              </table:table-cell>
              <table:table-cell office:value-type="float" office:value="87.5717427772182">
                <text:p>87.5717427772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8366562368568">
                <text:p>20.8366562368568</text:p>
              </table:table-cell>
              <table:table-cell office:value-type="float" office:value="96.055286934835">
                <text:p>96.055286934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.5514671892007">
                <text:p>68.5514671892007</text:p>
              </table:table-cell>
              <table:table-cell office:value-type="float" office:value="84.5550296295328">
                <text:p>84.55502962953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108666475696">
                <text:p>20.1108666475696</text:p>
              </table:table-cell>
              <table:table-cell office:value-type="float" office:value="98.9975565924418">
                <text:p>98.99755659244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3794124468844">
                <text:p>21.3794124468844</text:p>
              </table:table-cell>
              <table:table-cell office:value-type="float" office:value="96.5468966144144">
                <text:p>96.54689661441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422400903463">
                <text:p>20.1422400903463</text:p>
              </table:table-cell>
              <table:table-cell office:value-type="float" office:value="99.0589054545491">
                <text:p>99.05890545454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.0539291875519">
                <text:p>65.0539291875519</text:p>
              </table:table-cell>
              <table:table-cell office:value-type="float" office:value="85.8327120421639">
                <text:p>85.83271204216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8.0520472726113">
                <text:p>68.0520472726113</text:p>
              </table:table-cell>
              <table:table-cell office:value-type="float" office:value="87.550291632745">
                <text:p>87.550291632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8504639309598">
                <text:p>19.8504639309598</text:p>
              </table:table-cell>
              <table:table-cell office:value-type="float" office:value="99.1443162204387">
                <text:p>99.14431622043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7.8879322475891">
                <text:p>67.8879322475891</text:p>
              </table:table-cell>
              <table:table-cell office:value-type="float" office:value="87.7721286830141">
                <text:p>87.77212868301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1405577606029">
                <text:p>20.1405577606029</text:p>
              </table:table-cell>
              <table:table-cell office:value-type="float" office:value="95.6826059339257">
                <text:p>95.68260593392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72194723708">
                <text:p>20.872194723708</text:p>
              </table:table-cell>
              <table:table-cell office:value-type="float" office:value="96.1978897222373">
                <text:p>96.19788972223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5778407593934">
                <text:p>21.5778407593934</text:p>
              </table:table-cell>
              <table:table-cell office:value-type="float" office:value="97.7894875215717">
                <text:p>97.78948752157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834349479235">
                <text:p>19.834349479235</text:p>
              </table:table-cell>
              <table:table-cell office:value-type="float" office:value="95.4364857587266">
                <text:p>95.43648575872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9941918608323">
                <text:p>17.9941918608323</text:p>
              </table:table-cell>
              <table:table-cell office:value-type="float" office:value="96.9767912912263">
                <text:p>96.97679129122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.3471295193341">
                <text:p>65.3471295193341</text:p>
              </table:table-cell>
              <table:table-cell office:value-type="float" office:value="85.091836109539">
                <text:p>85.0918361095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1081702400923">
                <text:p>19.1081702400923</text:p>
              </table:table-cell>
              <table:table-cell office:value-type="float" office:value="98.9278632010954">
                <text:p>98.92786320109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5148012590194">
                <text:p>20.5148012590194</text:p>
              </table:table-cell>
              <table:table-cell office:value-type="float" office:value="98.8216331584903">
                <text:p>98.8216331584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